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justify" style:justify-single-word="false"/>
    </style:style>
    <style:style style:name="P2" style:family="paragraph" style:parent-style-name="Heading_20_2">
      <style:paragraph-properties fo:line-height="100%" fo:text-align="justify" style:justify-single-word="false"/>
    </style:style>
    <style:style style:name="P3" style:family="paragraph" style:parent-style-name="Heading_20_3">
      <style:paragraph-properties fo:line-height="100%" fo:text-align="justify" style:justify-single-word="false"/>
    </style:style>
    <style:style style:name="P4" style:family="paragraph" style:parent-style-name="Standard">
      <style:paragraph-properties fo:line-height="100%" fo:text-align="justify" style:justify-single-word="false"/>
    </style:style>
    <style:style style:name="P5" style:family="paragraph" style:parent-style-name="Heading_20_3">
      <style:paragraph-properties fo:line-height="100%" fo:text-align="justify" style:justify-single-word="false"/>
      <style:text-properties officeooo:paragraph-rsid="00117fc5"/>
    </style:style>
    <style:style style:name="P6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officeooo:paragraph-rsid="00117fc5"/>
    </style:style>
    <style:style style:name="P7" style:family="paragraph" style:parent-style-name="Text_20_body">
      <style:paragraph-properties fo:margin-top="0in" fo:margin-bottom="0in" style:contextual-spacing="false" fo:line-height="100%" fo:text-align="justify" style:justify-single-word="false"/>
    </style:style>
    <style:style style:name="P8" style:family="paragraph" style:parent-style-name="Heading_20_3">
      <style:paragraph-properties fo:margin-top="0in" fo:margin-bottom="0in" style:contextual-spacing="false" fo:line-height="100%" fo:text-align="justify" style:justify-single-word="false"/>
    </style:style>
    <style:style style:name="P9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officeooo:paragraph-rsid="001022ec"/>
    </style:style>
    <style:style style:name="P10" style:family="paragraph" style:parent-style-name="Text_20_body">
      <style:paragraph-properties fo:line-height="100%" fo:text-align="justify" style:justify-single-word="false"/>
    </style:style>
    <style:style style:name="P11" style:family="paragraph" style:parent-style-name="Heading_20_3">
      <style:paragraph-properties fo:margin-top="0.0181in" fo:margin-bottom="0.0043in" style:contextual-spacing="false" fo:line-height="100%" fo:text-align="justify" style:justify-single-word="false"/>
    </style:style>
    <style:style style:name="P12" style:family="paragraph" style:parent-style-name="Text_20_body">
      <style:paragraph-properties fo:line-height="100%" fo:text-align="justify" style:justify-single-word="false"/>
      <style:text-properties officeooo:paragraph-rsid="0019c241"/>
    </style:style>
    <style:style style:name="P13" style:family="paragraph" style:parent-style-name="Heading_20_2">
      <style:paragraph-properties fo:line-height="100%" fo:text-align="justify" style:justify-single-word="false" fo:break-before="page"/>
    </style:style>
    <style:style style:name="P14" style:family="paragraph" style:parent-style-name="Standard">
      <style:paragraph-properties fo:line-height="100%" fo:text-align="justify" style:justify-single-word="false"/>
      <style:text-properties officeooo:paragraph-rsid="002c896e"/>
    </style:style>
    <style:style style:name="P15" style:family="paragraph" style:parent-style-name="Text_20_body">
      <style:paragraph-properties fo:line-height="100%"/>
    </style:style>
    <style:style style:name="P16" style:family="paragraph" style:parent-style-name="Heading_20_3">
      <style:paragraph-properties fo:line-height="100%"/>
    </style:style>
    <style:style style:name="P17" style:family="paragraph" style:parent-style-name="Heading_20_4">
      <style:paragraph-properties fo:margin-top="0in" fo:margin-bottom="0in" style:contextual-spacing="false" fo:line-height="100%"/>
    </style:style>
    <style:style style:name="P18" style:family="paragraph" style:parent-style-name="Text_20_body">
      <style:paragraph-properties fo:margin-top="0in" fo:margin-bottom="0in" style:contextual-spacing="false" fo:line-height="100%"/>
    </style:style>
    <style:style style:name="P19" style:family="paragraph" style:parent-style-name="Heading_20_6">
      <style:paragraph-properties fo:line-height="100%"/>
    </style:style>
    <style:style style:name="P20" style:family="paragraph" style:parent-style-name="Text_20_body">
      <style:paragraph-properties fo:margin-top="0in" fo:margin-bottom="0.0575in" style:contextual-spacing="false" fo:line-height="100%"/>
    </style:style>
    <style:style style:name="P21" style:family="paragraph" style:parent-style-name="Text_20_body">
      <style:paragraph-properties fo:margin-top="0in" fo:margin-bottom="0in" style:contextual-spacing="false" fo:line-height="100%"/>
      <style:text-properties officeooo:paragraph-rsid="0019c241"/>
    </style:style>
    <style:style style:name="P22" style:family="paragraph" style:parent-style-name="Text_20_body">
      <style:paragraph-properties fo:margin-top="0in" fo:margin-bottom="0in" style:contextual-spacing="false" fo:line-height="100%"/>
      <style:text-properties officeooo:paragraph-rsid="001b6f9e"/>
    </style:style>
    <style:style style:name="P23" style:family="paragraph" style:parent-style-name="Text_20_body">
      <style:paragraph-properties fo:margin-top="0in" fo:margin-bottom="0.0181in" style:contextual-spacing="false" fo:line-height="100%"/>
    </style:style>
    <style:style style:name="P24" style:family="paragraph" style:parent-style-name="Heading_20_3">
      <style:paragraph-properties fo:margin-top="0.0181in" fo:margin-bottom="0.0043in" style:contextual-spacing="false" fo:line-height="100%" fo:text-align="justify" style:justify-single-word="false"/>
      <style:text-properties fo:font-size="12pt" officeooo:paragraph-rsid="00117fc5" style:font-size-asian="12pt" style:font-size-complex="12pt"/>
    </style:style>
    <style:style style:name="P25" style:family="paragraph" style:parent-style-name="Heading_20_3">
      <style:paragraph-properties fo:margin-top="0in" fo:margin-bottom="0in" style:contextual-spacing="false" fo:line-height="100%" fo:text-align="justify" style:justify-single-word="false"/>
      <style:text-properties fo:font-size="12pt" officeooo:paragraph-rsid="00117fc5" style:font-size-asian="12pt" style:font-size-complex="12pt"/>
    </style:style>
    <style:style style:name="P26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fo:font-weight="bold" style:font-weight-asian="bold" style:font-weight-complex="bold"/>
    </style:style>
    <style:style style:name="P27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fo:font-size="14pt" fo:font-weight="bold" officeooo:paragraph-rsid="00117fc5" style:font-size-asian="14pt" style:font-weight-asian="bold" style:font-size-complex="14pt" style:font-weight-complex="bold"/>
    </style:style>
    <style:style style:name="P28" style:family="paragraph" style:parent-style-name="Text_20_body">
      <style:paragraph-properties fo:line-height="100%" fo:text-align="justify" style:justify-single-word="false" fo:break-before="page"/>
      <style:text-properties officeooo:rsid="00137c56" officeooo:paragraph-rsid="00137c56"/>
    </style:style>
    <style:style style:name="P29" style:family="paragraph" style:parent-style-name="Heading_20_3">
      <style:paragraph-properties fo:margin-top="0in" fo:margin-bottom="0in" style:contextual-spacing="false" fo:line-height="100%" fo:text-align="justify" style:justify-single-word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31" style:family="paragraph" style:parent-style-name="Heading_20_4">
      <style:paragraph-properties fo:margin-top="0in" fo:margin-bottom="0in" style:contextual-spacing="false" fo:line-height="100%" fo:text-align="justify" style:justify-single-word="false"/>
      <style:text-properties style:font-name="Liberation Mono" fo:font-size="10pt" style:font-size-asian="10pt" style:font-size-complex="10pt"/>
    </style:style>
    <style:style style:name="P32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Liberation Mono" fo:font-size="10pt" style:font-size-asian="10pt" style:font-size-complex="10pt"/>
    </style:style>
    <style:style style:name="P33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Liberation Mono" fo:font-size="10pt" officeooo:paragraph-rsid="0019c241" style:font-size-asian="10pt" style:font-size-complex="10pt"/>
    </style:style>
    <style:style style:name="P34" style:family="paragraph" style:parent-style-name="Text_20_body">
      <style:paragraph-properties fo:margin-top="0in" fo:margin-bottom="0.0181in" style:contextual-spacing="false" fo:line-height="100%"/>
      <style:text-properties style:font-name="Liberation Mono" fo:font-size="10pt" officeooo:paragraph-rsid="001b6f9e" style:font-size-asian="10pt" style:font-size-complex="10pt"/>
    </style:style>
    <style:style style:name="P35" style:family="paragraph" style:parent-style-name="Text_20_body">
      <style:paragraph-properties fo:margin-top="0in" fo:margin-bottom="0in" style:contextual-spacing="false" fo:line-height="100%"/>
      <style:text-properties style:font-name="Liberation Mono" fo:font-size="10pt" officeooo:paragraph-rsid="001b6f9e" style:font-size-asian="10pt" style:font-size-complex="10pt"/>
    </style:style>
    <style:style style:name="P36" style:family="paragraph" style:parent-style-name="Heading_20_4">
      <style:paragraph-properties fo:margin-top="0in" fo:margin-bottom="0in" style:contextual-spacing="false" fo:line-height="100%" fo:text-align="justify" style:justify-single-word="false"/>
      <style:text-properties style:font-name="Liberation Serif" fo:font-size="12pt" style:font-size-asian="12pt" style:font-size-complex="12pt"/>
    </style:style>
    <style:style style:name="P37" style:family="paragraph" style:parent-style-name="Text_20_body">
      <style:paragraph-properties fo:line-height="100%" fo:text-align="center" style:justify-single-word="false" fo:break-before="page"/>
      <style:text-properties style:font-name="Liberation Serif" fo:font-size="20pt" fo:font-weight="bold" officeooo:rsid="002931fa" officeooo:paragraph-rsid="002931fa" style:font-size-asian="20pt" style:font-weight-asian="bold" style:font-size-complex="20pt" style:font-weight-complex="bold"/>
    </style:style>
    <style:style style:name="P38" style:family="paragraph" style:parent-style-name="Text_20_body">
      <style:paragraph-properties fo:line-height="100%"/>
      <style:text-properties officeooo:rsid="002931fa" officeooo:paragraph-rsid="002931fa"/>
    </style:style>
    <style:style style:name="P39" style:family="paragraph" style:parent-style-name="Text_20_body">
      <style:paragraph-properties fo:margin-top="0in" fo:margin-bottom="0in" style:contextual-spacing="false" fo:line-height="100%"/>
      <style:text-properties officeooo:rsid="002931fa" officeooo:paragraph-rsid="002931fa"/>
    </style:style>
    <style:style style:name="P40" style:family="paragraph" style:parent-style-name="Preformatted_20_Text" style:list-style-name="L6">
      <style:paragraph-properties fo:margin-top="0in" fo:margin-bottom="0.1965in" style:contextual-spacing="false" fo:line-height="100%"/>
      <style:text-properties officeooo:paragraph-rsid="000aa022"/>
    </style:style>
    <style:style style:name="P41" style:family="paragraph" style:parent-style-name="Preformatted_20_Text" style:list-style-name="L6">
      <style:paragraph-properties fo:margin-top="0in" fo:margin-bottom="0.1965in" style:contextual-spacing="false" fo:line-height="100%"/>
      <style:text-properties style:font-name="Liberation Serif" fo:font-size="12pt" officeooo:paragraph-rsid="000aa022" style:font-size-asian="12pt" style:font-size-complex="12pt"/>
    </style:style>
    <style:style style:name="P42" style:family="paragraph" style:parent-style-name="Preformatted_20_Text" style:list-style-name="L6">
      <style:paragraph-properties fo:margin-top="0in" fo:margin-bottom="0.1965in" style:contextual-spacing="false" fo:line-height="100%"/>
      <style:text-properties style:font-name="Liberation Serif" fo:font-size="12pt" style:font-size-asian="10.5pt" style:font-size-complex="12pt"/>
    </style:style>
    <style:style style:name="P43" style:family="paragraph" style:parent-style-name="Preformatted_20_Text" style:list-style-name="L6">
      <style:paragraph-properties fo:margin-top="0in" fo:margin-bottom="0.1965in" style:contextual-spacing="false" fo:line-height="100%"/>
      <style:text-properties style:font-name="Liberation Mono" fo:font-size="10pt" officeooo:paragraph-rsid="000aa022" style:font-size-asian="10pt" style:font-size-complex="10pt"/>
    </style:style>
    <style:style style:name="P44" style:family="paragraph" style:parent-style-name="Standard" style:list-style-name="L5">
      <style:paragraph-properties fo:line-height="100%"/>
    </style:style>
    <style:style style:name="P45" style:family="paragraph" style:parent-style-name="Standard" style:list-style-name="L8">
      <style:paragraph-properties fo:line-height="100%"/>
    </style:style>
    <style:style style:name="P46" style:family="paragraph" style:parent-style-name="Text_20_body" style:list-style-name="L1">
      <style:paragraph-properties fo:margin-top="0in" fo:margin-bottom="0in" style:contextual-spacing="false" fo:line-height="100%" fo:text-align="justify" style:justify-single-word="false"/>
    </style:style>
    <style:style style:name="P47" style:family="paragraph" style:parent-style-name="Text_20_body" style:list-style-name="L1">
      <style:paragraph-properties fo:margin-left="0.4925in" fo:margin-top="0in" fo:margin-bottom="0in" style:contextual-spacing="false" fo:line-height="100%" fo:text-align="justify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officeooo:paragraph-rsid="000a4b33"/>
    </style:style>
    <style:style style:name="P48" style:family="paragraph" style:parent-style-name="Text_20_body" style:list-style-name="L1">
      <style:paragraph-properties fo:margin-left="0.4925in" fo:line-height="100%" fo:text-align="justify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officeooo:paragraph-rsid="000a4b33"/>
    </style:style>
    <style:style style:name="P49" style:family="paragraph" style:parent-style-name="Text_20_body" style:list-style-name="L2">
      <style:paragraph-properties fo:line-height="100%" fo:text-align="justify" style:justify-single-word="false"/>
    </style:style>
    <style:style style:name="P50" style:family="paragraph" style:parent-style-name="Text_20_body" style:list-style-name="L11">
      <style:paragraph-properties fo:line-height="100%" fo:text-align="justify" style:justify-single-word="false"/>
    </style:style>
    <style:style style:name="P51" style:family="paragraph" style:parent-style-name="Text_20_body" style:list-style-name="L12">
      <style:paragraph-properties fo:line-height="100%" fo:text-align="justify" style:justify-single-word="false"/>
    </style:style>
    <style:style style:name="P52" style:family="paragraph" style:parent-style-name="Text_20_body" style:list-style-name="L16">
      <style:paragraph-properties fo:line-height="100%" fo:text-align="justify" style:justify-single-word="false"/>
    </style:style>
    <style:style style:name="P53" style:family="paragraph" style:parent-style-name="Text_20_body" style:list-style-name="L17">
      <style:paragraph-properties fo:line-height="100%" fo:text-align="justify" style:justify-single-word="false"/>
    </style:style>
    <style:style style:name="P54" style:family="paragraph" style:parent-style-name="Text_20_body" style:list-style-name="L18">
      <style:paragraph-properties fo:line-height="100%" fo:text-align="justify" style:justify-single-word="false"/>
    </style:style>
    <style:style style:name="P55" style:family="paragraph" style:parent-style-name="Text_20_body" style:list-style-name="L19">
      <style:paragraph-properties fo:line-height="100%" fo:text-align="justify" style:justify-single-word="false"/>
    </style:style>
    <style:style style:name="P56" style:family="paragraph" style:parent-style-name="Text_20_body" style:list-style-name="L28">
      <style:paragraph-properties fo:line-height="100%" fo:text-align="justify" style:justify-single-word="false"/>
    </style:style>
    <style:style style:name="P57" style:family="paragraph" style:parent-style-name="Text_20_body" style:list-style-name="L29">
      <style:paragraph-properties fo:line-height="100%" fo:text-align="justify" style:justify-single-word="false"/>
    </style:style>
    <style:style style:name="P58" style:family="paragraph" style:parent-style-name="Text_20_body" style:list-style-name="L30">
      <style:paragraph-properties fo:margin-top="0in" fo:margin-bottom="0in" style:contextual-spacing="false" fo:line-height="100%" fo:text-align="justify" style:justify-single-word="false"/>
    </style:style>
    <style:style style:name="P59" style:family="paragraph" style:parent-style-name="Text_20_body" style:list-style-name="L31">
      <style:paragraph-properties fo:line-height="100%" fo:text-align="justify" style:justify-single-word="false"/>
    </style:style>
    <style:style style:name="P60" style:family="paragraph" style:parent-style-name="Text_20_body" style:list-style-name="L32">
      <style:paragraph-properties fo:line-height="100%" fo:text-align="justify" style:justify-single-word="false"/>
    </style:style>
    <style:style style:name="P61" style:family="paragraph" style:parent-style-name="Text_20_body" style:list-style-name="L33">
      <style:paragraph-properties fo:line-height="100%" fo:text-align="justify" style:justify-single-word="false"/>
    </style:style>
    <style:style style:name="P62" style:family="paragraph" style:parent-style-name="Text_20_body" style:list-style-name="L34">
      <style:paragraph-properties fo:line-height="100%" fo:text-align="justify" style:justify-single-word="false"/>
    </style:style>
    <style:style style:name="P63" style:family="paragraph" style:parent-style-name="Text_20_body" style:list-style-name="L35">
      <style:paragraph-properties fo:line-height="100%" fo:text-align="justify" style:justify-single-word="false"/>
    </style:style>
    <style:style style:name="P64" style:family="paragraph" style:parent-style-name="Text_20_body" style:list-style-name="L36">
      <style:paragraph-properties fo:line-height="100%" fo:text-align="justify" style:justify-single-word="false"/>
    </style:style>
    <style:style style:name="P65" style:family="paragraph" style:parent-style-name="Text_20_body" style:list-style-name="L37">
      <style:paragraph-properties fo:line-height="100%" fo:text-align="justify" style:justify-single-word="false"/>
    </style:style>
    <style:style style:name="P66" style:family="paragraph" style:parent-style-name="Text_20_body" style:list-style-name="L38">
      <style:paragraph-properties fo:line-height="100%" fo:text-align="justify" style:justify-single-word="false"/>
    </style:style>
    <style:style style:name="P67" style:family="paragraph" style:parent-style-name="Text_20_body" style:list-style-name="L39">
      <style:paragraph-properties fo:line-height="100%" fo:text-align="justify" style:justify-single-word="false"/>
    </style:style>
    <style:style style:name="P68" style:family="paragraph" style:parent-style-name="Text_20_body" style:list-style-name="L40">
      <style:paragraph-properties fo:line-height="100%" fo:text-align="justify" style:justify-single-word="false"/>
    </style:style>
    <style:style style:name="P69" style:family="paragraph" style:parent-style-name="Text_20_body" style:list-style-name="L41">
      <style:paragraph-properties fo:line-height="100%" fo:text-align="justify" style:justify-single-word="false"/>
    </style:style>
    <style:style style:name="P70" style:family="paragraph" style:parent-style-name="Text_20_body" style:list-style-name="L30">
      <style:paragraph-properties fo:margin-left="0.4925in" fo:margin-top="0in" fo:margin-bottom="0in" style:contextual-spacing="false" fo:line-height="100%" fo:text-align="justify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officeooo:paragraph-rsid="003151e9"/>
    </style:style>
    <style:style style:name="P71" style:family="paragraph" style:parent-style-name="Text_20_body" style:list-style-name="L30">
      <style:paragraph-properties fo:margin-left="0.4925in" fo:line-height="100%" fo:text-align="justify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officeooo:paragraph-rsid="003151e9"/>
    </style:style>
    <style:style style:name="P72" style:family="paragraph" style:parent-style-name="Text_20_body" style:list-style-name="L3">
      <style:paragraph-properties fo:line-height="100%"/>
    </style:style>
    <style:style style:name="P73" style:family="paragraph" style:parent-style-name="Text_20_body" style:list-style-name="L4">
      <style:paragraph-properties fo:margin-top="0in" fo:margin-bottom="0in" style:contextual-spacing="false" fo:line-height="100%"/>
      <style:text-properties officeooo:paragraph-rsid="000aa022"/>
    </style:style>
    <style:style style:name="P74" style:family="paragraph" style:parent-style-name="Text_20_body" style:list-style-name="L4">
      <style:paragraph-properties fo:line-height="100%"/>
      <style:text-properties officeooo:paragraph-rsid="000aa022"/>
    </style:style>
    <style:style style:name="P75" style:family="paragraph" style:parent-style-name="Text_20_body" style:list-style-name="L5">
      <style:paragraph-properties fo:margin-top="0in" fo:margin-bottom="0in" style:contextual-spacing="false" fo:line-height="100%"/>
    </style:style>
    <style:style style:name="P76" style:family="paragraph" style:parent-style-name="Text_20_body" style:list-style-name="L5">
      <style:paragraph-properties fo:line-height="100%"/>
    </style:style>
    <style:style style:name="P77" style:family="paragraph" style:parent-style-name="Text_20_body" style:list-style-name="L6">
      <style:paragraph-properties fo:line-height="100%"/>
      <style:text-properties officeooo:paragraph-rsid="000aa022"/>
    </style:style>
    <style:style style:name="P78" style:family="paragraph" style:parent-style-name="Text_20_body" style:list-style-name="L6">
      <style:paragraph-properties fo:margin-top="0in" fo:margin-bottom="0in" style:contextual-spacing="false" fo:line-height="100%"/>
      <style:text-properties officeooo:paragraph-rsid="000aa022"/>
    </style:style>
    <style:style style:name="P79" style:family="paragraph" style:parent-style-name="Text_20_body" style:list-style-name="L6">
      <style:paragraph-properties fo:line-height="100%"/>
    </style:style>
    <style:style style:name="P80" style:family="paragraph" style:parent-style-name="Text_20_body" style:list-style-name="L7">
      <style:paragraph-properties fo:margin-top="0in" fo:margin-bottom="0.1965in" style:contextual-spacing="false" fo:line-height="100%"/>
    </style:style>
    <style:style style:name="P81" style:family="paragraph" style:parent-style-name="Text_20_body" style:list-style-name="L8">
      <style:paragraph-properties fo:margin-top="0in" fo:margin-bottom="0in" style:contextual-spacing="false" fo:line-height="100%"/>
    </style:style>
    <style:style style:name="P82" style:family="paragraph" style:parent-style-name="Text_20_body" style:list-style-name="L8">
      <style:paragraph-properties fo:line-height="100%"/>
    </style:style>
    <style:style style:name="P83" style:family="paragraph" style:parent-style-name="Text_20_body" style:list-style-name="L9">
      <style:paragraph-properties fo:line-height="100%"/>
    </style:style>
    <style:style style:name="P84" style:family="paragraph" style:parent-style-name="Text_20_body" style:list-style-name="L10">
      <style:paragraph-properties fo:margin-top="0in" fo:margin-bottom="0in" style:contextual-spacing="false" fo:line-height="100%"/>
    </style:style>
    <style:style style:name="P85" style:family="paragraph" style:parent-style-name="Text_20_body" style:list-style-name="L10">
      <style:paragraph-properties fo:line-height="100%"/>
    </style:style>
    <style:style style:name="P86" style:family="paragraph" style:parent-style-name="Text_20_body" style:list-style-name="L13">
      <style:paragraph-properties fo:line-height="100%"/>
    </style:style>
    <style:style style:name="P87" style:family="paragraph" style:parent-style-name="Text_20_body" style:list-style-name="L13">
      <style:paragraph-properties fo:line-height="100%"/>
      <style:text-properties officeooo:paragraph-rsid="0013a040"/>
    </style:style>
    <style:style style:name="P88" style:family="paragraph" style:parent-style-name="Text_20_body" style:list-style-name="L14">
      <style:paragraph-properties fo:margin-top="0in" fo:margin-bottom="0in" style:contextual-spacing="false" fo:line-height="100%"/>
    </style:style>
    <style:style style:name="P89" style:family="paragraph" style:parent-style-name="Text_20_body" style:list-style-name="L14">
      <style:paragraph-properties fo:margin-top="0in" fo:margin-bottom="0in" style:contextual-spacing="false" fo:line-height="100%"/>
      <style:text-properties officeooo:paragraph-rsid="0019c241"/>
    </style:style>
    <style:style style:name="P90" style:family="paragraph" style:parent-style-name="Text_20_body" style:list-style-name="L15">
      <style:paragraph-properties fo:margin-top="0in" fo:margin-bottom="0.0575in" style:contextual-spacing="false" fo:line-height="100%"/>
    </style:style>
    <style:style style:name="P91" style:family="paragraph" style:parent-style-name="Text_20_body" style:list-style-name="L15">
      <style:paragraph-properties fo:line-height="100%"/>
    </style:style>
    <style:style style:name="P92" style:family="paragraph" style:parent-style-name="Text_20_body" style:list-style-name="L20">
      <style:paragraph-properties fo:margin-top="0in" fo:margin-bottom="0in" style:contextual-spacing="false" fo:line-height="100%"/>
    </style:style>
    <style:style style:name="P93" style:family="paragraph" style:parent-style-name="Text_20_body" style:list-style-name="L21">
      <style:paragraph-properties fo:margin-top="0in" fo:margin-bottom="0in" style:contextual-spacing="false" fo:line-height="100%"/>
    </style:style>
    <style:style style:name="P94" style:family="paragraph" style:parent-style-name="Text_20_body" style:list-style-name="L21">
      <style:paragraph-properties fo:line-height="100%"/>
    </style:style>
    <style:style style:name="P95" style:family="paragraph" style:parent-style-name="Text_20_body" style:list-style-name="L22">
      <style:paragraph-properties fo:margin-top="0in" fo:margin-bottom="0in" style:contextual-spacing="false" fo:line-height="100%"/>
    </style:style>
    <style:style style:name="P96" style:family="paragraph" style:parent-style-name="Text_20_body" style:list-style-name="L22">
      <style:paragraph-properties fo:line-height="100%"/>
    </style:style>
    <style:style style:name="P97" style:family="paragraph" style:parent-style-name="Text_20_body" style:list-style-name="L23">
      <style:paragraph-properties fo:margin-top="0in" fo:margin-bottom="0in" style:contextual-spacing="false" fo:line-height="100%"/>
    </style:style>
    <style:style style:name="P98" style:family="paragraph" style:parent-style-name="Text_20_body" style:list-style-name="L23">
      <style:paragraph-properties fo:line-height="100%"/>
    </style:style>
    <style:style style:name="P99" style:family="paragraph" style:parent-style-name="Text_20_body" style:list-style-name="L24">
      <style:paragraph-properties fo:margin-top="0in" fo:margin-bottom="0in" style:contextual-spacing="false" fo:line-height="100%"/>
    </style:style>
    <style:style style:name="P100" style:family="paragraph" style:parent-style-name="Text_20_body" style:list-style-name="L24">
      <style:paragraph-properties fo:line-height="100%"/>
    </style:style>
    <style:style style:name="P101" style:family="paragraph" style:parent-style-name="Text_20_body" style:list-style-name="L25">
      <style:paragraph-properties fo:margin-top="0in" fo:margin-bottom="0in" style:contextual-spacing="false" fo:line-height="100%"/>
    </style:style>
    <style:style style:name="P102" style:family="paragraph" style:parent-style-name="Text_20_body" style:list-style-name="L25">
      <style:paragraph-properties fo:line-height="100%"/>
    </style:style>
    <style:style style:name="P103" style:family="paragraph" style:parent-style-name="Text_20_body" style:list-style-name="L26">
      <style:paragraph-properties fo:margin-top="0in" fo:margin-bottom="0in" style:contextual-spacing="false" fo:line-height="100%"/>
    </style:style>
    <style:style style:name="P104" style:family="paragraph" style:parent-style-name="Text_20_body" style:list-style-name="L26">
      <style:paragraph-properties fo:line-height="100%"/>
    </style:style>
    <style:style style:name="P105" style:family="paragraph" style:parent-style-name="Text_20_body" style:list-style-name="L27">
      <style:paragraph-properties fo:margin-top="0in" fo:margin-bottom="0in" style:contextual-spacing="false" fo:line-height="100%"/>
    </style:style>
    <style:style style:name="P106" style:family="paragraph" style:parent-style-name="Text_20_body" style:list-style-name="L27">
      <style:paragraph-properties fo:line-height="100%"/>
    </style:style>
    <style:style style:name="P107" style:family="paragraph" style:parent-style-name="Text_20_body" style:list-style-name="L42">
      <style:paragraph-properties fo:line-height="100%"/>
    </style:style>
    <style:style style:name="P108" style:family="paragraph" style:parent-style-name="Text_20_body" style:list-style-name="L14">
      <style:paragraph-properties fo:margin-top="0in" fo:margin-bottom="0.0181in" style:contextual-spacing="false" fo:line-height="100%"/>
      <style:text-properties style:font-name="Liberation Serif" fo:font-size="12pt" officeooo:paragraph-rsid="001b6f9e" style:font-size-asian="12pt" style:font-size-complex="12pt"/>
    </style:style>
    <style:style style:name="P109" style:family="paragraph" style:parent-style-name="Text_20_body" style:list-style-name="L20">
      <style:paragraph-properties fo:margin-top="0in" fo:margin-bottom="0in" style:contextual-spacing="false" fo:line-height="100%"/>
      <style:text-properties style:text-line-through-style="solid" style:text-line-through-type="single"/>
    </style:style>
    <style:style style:name="P110" style:family="paragraph" style:parent-style-name="Text_20_body" style:list-style-name="L20">
      <style:paragraph-properties fo:line-height="100%"/>
      <style:text-properties style:text-line-through-style="solid" style:text-line-through-type="singl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style:font-size-asian="10.5pt" style:font-size-complex="12pt"/>
    </style:style>
    <style:style style:name="T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Liberation Serif" officeooo:rsid="00141421"/>
    </style:style>
    <style:style style:name="T8" style:family="text">
      <style:text-properties officeooo:rsid="000cfd18"/>
    </style:style>
    <style:style style:name="T9" style:family="text">
      <style:text-properties officeooo:rsid="000f3430"/>
    </style:style>
    <style:style style:name="T10" style:family="text">
      <style:text-properties officeooo:rsid="001022e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37c56"/>
    </style:style>
    <style:style style:name="T13" style:family="text">
      <style:text-properties officeooo:rsid="0013a040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b6f9e" style:font-weight-asian="normal" style:font-weight-complex="normal"/>
    </style:style>
    <style:style style:name="T18" style:family="text">
      <style:text-properties style:text-line-through-style="solid" style:text-line-through-type="singl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asso a Passo para Desenvolvimento do MVP do e-Store</text:h>
      <text:h text:style-name="P2" text:outline-level="2">1. <text:span text:style-name="Strong_20_Emphasis">Planejamento do Projeto</text:span></text:h>
      <text:h text:style-name="P3" text:outline-level="3">1.1 Definir os Requisitos</text:h>
      <text:list text:style-name="L1">
        <text:list-item>
          <text:p text:style-name="P46"><text:span text:style-name="Strong_20_Emphasis">Identifique as funcionalidades principais do MVP</text:span>:</text:p>
        </text:list-item>
        <text:list-item>
          <text:p text:style-name="P47">Controle de estoque</text:p>
        </text:list-item>
        <text:list-item>
          <text:p text:style-name="P47">Registro de vendas (PDV)</text:p>
        </text:list-item>
        <text:list-item>
          <text:p text:style-name="P47">Geração de relatórios financeiros</text:p>
        </text:list-item>
        <text:list-item>
          <text:p text:style-name="P47">Cadastro de produtos e clientes</text:p>
        </text:list-item>
        <text:list-item>
          <text:p text:style-name="P48">Gestão de usuários</text:p>
        </text:list-item>
      </text:list>
      <text:h text:style-name="P3" text:outline-level="3">1.2 Criar um Cronograma</text:h>
      <text:list text:style-name="L2">
        <text:list-item>
          <text:p text:style-name="P49"><text:span text:style-name="Strong_20_Emphasis">Defina prazos</text:span> para cada etapa do desenvolvimento, considerando sua disponibilidade.</text:p>
        </text:list-item>
      </text:list>
      <text:h text:style-name="P2" text:outline-level="2">2. <text:span text:style-name="Strong_20_Emphasis">Configuração do Ambiente de Desenvolvimento</text:span></text:h>
      <text:h text:style-name="P3" text:outline-level="3">2.1 Ferramentas Necessárias</text:h>
      <text:p text:style-name="P15">Para desenvolver um projeto utilizando PHP com o Laravel e um banco de dados como o MySQL, além de potencialmente um front-end em Node.js, você precisará das seguintes ferramentas:</text:p>
      <text:list xml:id="list2297425684" text:style-name="L3">
        <text:list-item>
          <text:p text:style-name="P72"><text:span text:style-name="Strong_20_Emphasis">PHP (com Laravel)</text:span>:</text:p>
          <text:list>
            <text:list-item>
              <text:p text:style-name="P72"><text:span text:style-name="Strong_20_Emphasis">Instalação do PHP</text:span>: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73">Para Windows, você pode usar o XAMPP ou WampServer para instalar o PHP junto com o Apache e o MySQL.</text:p>
                </text:list-item>
                <text:list-item>
                  <text:p text:style-name="P74">Para macOS, você pode usar o <text:a xlink:type="simple" xlink:href="https://brew.sh/" office:target-frame-name="_new" xlink:show="replace" text:style-name="Internet_20_link" text:visited-style-name="Visited_20_Internet_20_Link">Homebrew</text:a> para instalar o PHP:</text:p>
                  <text:p text:style-name="P74">brew install php</text:p>
                </text:list-item>
                <text:list-item>
                  <text:p text:style-name="P74">Para Linux, você pode usar o gerenciador de pacotes da sua distribuição. Por exemplo, no Ubuntu:</text:p>
                  <text:p text:style-name="P74">sudo apt update</text:p>
                  <text:p text:style-name="P74">sudo apt install php php-cli php-mbstring php-xml php-mysql</text:p>
                </text:list-item>
              </text:list>
            </text:list-item>
          </text:list>
        </text:list-item>
      </text:list>
      <text:list xml:id="list235508704190719" text:continue-list="list2297425684" text:style-name="L3">
        <text:list-item>
          <text:list>
            <text:list-item>
              <text:p text:style-name="P72"><text:span text:style-name="Strong_20_Emphasis">Instalação do Laravel</text:span>: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75">Após instalar o PHP, você pode instalar o Laravel usando o Composer. Se você ainda não tem o Composer, instale-o seguindo as instruções em <text:a xlink:type="simple" xlink:href="https://getcomposer.org/" office:target-frame-name="_new" xlink:show="replace" text:style-name="Internet_20_link" text:visited-style-name="Visited_20_Internet_20_Link">getcomposer.org</text:a>.</text:p>
                </text:list-item>
                <text:list-item>
                  <text:p text:style-name="P76">Com o Composer instalado, execute o seguinte comando para instalar o Laravel:</text:p>
                  <text:p text:style-name="P76">composer global require laravel/installer</text:p>
                </text:list-item>
                <text:list-item>
                  <text:p text:style-name="P44">Para criar um novo projeto Laravel, execute:</text:p>
                  <text:p text:style-name="P76">laravel new </text:p>
                </text:list-item>
              </text:list>
            </text:list-item>
          </text:list>
        </text:list-item>
      </text:list>
      <text:list text:continue-list="list235508704190719" text:style-name="L3">
        <text:list-item>
          <text:list>
            <text:list-item>
              <text:list>
                <text:list-header>
                  <text:p text:style-name="P72"><text:soft-page-break/>laravel new <text:span text:style-name="T8">backend</text:span></text:p>
                </text:list-header>
              </text:list>
            </text:list-item>
          </text:list>
        </text:list-item>
        <text:list-item>
          <text:p text:style-name="P72"><text:span text:style-name="Strong_20_Emphasis">MySQL (ou outro banco de dados de sua preferência)</text:span>:</text:p>
        </text:list-item>
      </text:list>
      <text:list text:style-name="L6">
        <text:list-item>
          <text:p text:style-name="P77">Para instalar o MySQL:</text:p>
          <text:list>
            <text:list-item>
              <text:p text:style-name="P78">No Windows, use o XAMPP ou WampServer que já incluem o <text:span text:style-name="T9">MariaDB</text:span>.</text:p>
            </text:list-item>
            <text:list-item>
              <text:p text:style-name="P77">No macOS, você pode instalar usando o Homebrew:</text:p>
              <text:p text:style-name="P40">brew install <text:span text:style-name="T9">mariadb</text:span></text:p>
            </text:list-item>
            <text:list-item>
              <text:p text:style-name="P41">No Linux, você pode instalar o MySQL usando o comando:</text:p>
              <text:p text:style-name="P43">sudo apt install <text:span text:style-name="T9">mariadb</text:span>-server</text:p>
            </text:list-item>
          </text:list>
        </text:list-item>
        <text:list-item>
          <text:p text:style-name="P79">Após a instalação, você pode iniciar o serviço do MySQL com:</text:p>
          <text:list>
            <text:list-header>
              <text:p text:style-name="P42">sudo service start <text:span text:style-name="T9">mariadb</text:span></text:p>
            </text:list-header>
          </text:list>
        </text:list-item>
      </text:list>
      <text:list text:style-name="L7">
        <text:list-item>
          <text:p text:style-name="P80"><text:span text:style-name="Strong_20_Emphasis"><text:span text:style-name="T2">Node.js (para o front-end, se necessário)</text:span></text:span><text:span text:style-name="T2">:</text:span></text:p>
        </text:list-item>
      </text:list>
      <text:list text:style-name="L8">
        <text:list-item>
          <text:p text:style-name="P81">Para instalar o Node.js:</text:p>
          <text:list>
            <text:list-item>
              <text:p text:style-name="P81">No Windows, você pode baixar o instalador do site oficial <text:a xlink:type="simple" xlink:href="https://nodejs.org/" office:target-frame-name="_new" xlink:show="replace" text:style-name="Internet_20_link" text:visited-style-name="Visited_20_Internet_20_Link">nodejs.org</text:a>.</text:p>
            </text:list-item>
            <text:list-item>
              <text:p text:style-name="P82">No macOS, use o Homebrew:</text:p>
              <text:p text:style-name="P82">brew install node</text:p>
            </text:list-item>
            <text:list-item>
              <text:p text:style-name="P45">No Linux, você pode instalar usando:</text:p>
              <text:p text:style-name="P82">sudo apt install nodejs npm</text:p>
            </text:list-item>
          </text:list>
        </text:list-item>
      </text:list>
      <text:list text:style-name="L9">
        <text:list-item>
          <text:p text:style-name="P83"><text:span text:style-name="Strong_20_Emphasis">Um IDE (como Visual Studio Code ou PHPStorm)</text:span>:</text:p>
        </text:list-item>
      </text:list>
      <text:list text:style-name="L10">
        <text:list-item>
          <text:list>
            <text:list-item>
              <text:p text:style-name="P84"><text:span text:style-name="Strong_20_Emphasis">Visual Studio Code</text:span>:</text:p>
              <text:list>
                <text:list-item>
                  <text:p text:style-name="P84">Baixe e instale o Visual Studio Code a partir do site oficial: <text:a xlink:type="simple" xlink:href="https://code.visualstudio.com/" office:target-frame-name="_new" xlink:show="replace" text:style-name="Internet_20_link" text:visited-style-name="Visited_20_Internet_20_Link">code.visualstudio.com</text:a>.</text:p>
                </text:list-item>
                <text:list-item>
                  <text:p text:style-name="P84">Recomendo instalar algumas extensões úteis, como:</text:p>
                  <text:list>
                    <text:list-item>
                      <text:p text:style-name="P84">PHP Intelephense</text:p>
                    </text:list-item>
                    <text:list-item>
                      <text:p text:style-name="P84">Laravel Blade Snippets</text:p>
                    </text:list-item>
                    <text:list-item>
                      <text:p text:style-name="P84">Prettier - Code formatter</text:p>
                    </text:list-item>
                    <text:list-item>
                      <text:p text:style-name="P84">Live Server (se você estiver usando front-end)</text:p>
                    </text:list-item>
                  </text:list>
                </text:list-item>
              </text:list>
            </text:list-item>
            <text:list-item>
              <text:p text:style-name="P84"><text:span text:style-name="Strong_20_Emphasis">PHPStorm</text:span>:</text:p>
              <text:list>
                <text:list-item>
                  <text:p text:style-name="P85">Se preferir usar o PHPStorm, você pode baixá-lo de <text:a xlink:type="simple" xlink:href="https://www.jetbrains.com/phpstorm/" office:target-frame-name="_new" xlink:show="replace" text:style-name="Internet_20_link" text:visited-style-name="Visited_20_Internet_20_Link">jetbrains.com/phpstorm</text:a>. Note que o PHPStorm é um software pago, mas oferece um período de teste gratuito.</text:p>
                </text:list-item>
              </text:list>
            </text:list-item>
          </text:list>
        </text:list-item>
      </text:list>
      <text:h text:style-name="P5" text:outline-level="3">2.2 Criar o Repositório Git</text:h>
      <text:h text:style-name="P25" text:outline-level="3"><text:span text:style-name="T10">1</text:span>. Controle de Versão</text:h>
      <text:h text:style-name="P24" text:outline-level="3"><text:span text:style-name="T10">1</text:span>.1 Fluxo de Trabalho</text:h>
      <text:p text:style-name="P26">Utilizar o modelo Git Flow para gerenciar branches:</text:p>
      <text:p text:style-name="P6"><text:span text:style-name="T11">main</text:span>: </text:p>
      <text:p text:style-name="P6">- Esta é a branch de produção. O código aqui deve sempre estar em um estado que pode ser implantado. As versões estáveis e liberadas do seu projeto são mantidas nesta branch.</text:p>
      <text:p text:style-name="P7"><text:span text:style-name="T11">develop</text:span>: </text:p>
      <text:p text:style-name="P7">- Esta é a branch de desenvolvimento. Todas as novas funcionalidades e melhorias devem ser integradas aqui antes de serem mescladas na branch main. Ela reflete o estado mais recente do código que está em desenvolvimento.</text:p>
      <text:p text:style-name="P7"><text:soft-page-break/>-<text:span text:style-name="T11"> feature/</text:span>: </text:p>
      <text:p text:style-name="P7">- Branches específicas para novas funcionalidades. Ao iniciar uma nova funcionalidade, crie uma branch a partir de <text:span text:style-name="T11">develop</text:span> usando o formato `feature/nome-da-funcionalidade`. Após a conclusão, a branch deve ser mesclada de volta em <text:span text:style-name="T11">develop</text:span>.</text:p>
      <text:p text:style-name="P7">- <text:span text:style-name="T11">bugfix</text:span>/: </text:p>
      <text:p text:style-name="P6">- Branches para correções de bugs. Semelhante às branches de funcionalidade, crie uma branch a partir de <text:span text:style-name="T11">develop</text:span> usando o formato `bugfix/nome-do-bug`. Após corrigir o bug, mescle de volta em <text:span text:style-name="T11">develop</text:span>.</text:p>
      <text:p text:style-name="P6"/>
      <text:p text:style-name="P27"><text:span text:style-name="T10">1</text:span>.2 Práticas Recomendadas:</text:p>
      <text:p text:style-name="P9">- <text:span text:style-name="T11">Commits claros e frequentes</text:span>: </text:p>
      <text:p text:style-name="P7"><text:s text:c="4"/>- Realize commits frequentemente, garantindo que cada commit tenha uma mensagem clara que descreva as mudanças feitas.</text:p>
      <text:p text:style-name="P7"><text:s text:c="2"/></text:p>
      <text:p text:style-name="P7">- <text:span text:style-name="T11">Pull Requests</text:span>: </text:p>
      <text:p text:style-name="P7"><text:s text:c="4"/>- Sempre utilize pull requests para mesclar branches. Isso permite revisão de código e discussão antes de integrar mudanças.</text:p>
      <text:p text:style-name="P7"/>
      <text:p text:style-name="P7">- <text:span text:style-name="T11">Resolução de conflitos</text:span>: </text:p>
      <text:p text:style-name="P7"><text:s text:c="4"/>- Esteja preparado para resolver conflitos ao mesclar branches. Sempre revise as mudanças e teste o código após a resolução.</text:p>
      <text:p text:style-name="P7"/>
      <text:p text:style-name="P7">- <text:span text:style-name="T11">Versionamento semântico</text:span>: </text:p>
      <text:p text:style-name="P7"><text:s text:c="4"/>- Considere usar versionamento semântico (semver) para identificar versões do seu software de maneira clara, por exemplo, `v1.0.0`.</text:p>
      <text:p text:style-name="P7"/>
      <text:p text:style-name="P26"><text:span text:style-name="T10">1</text:span>.3 Exemplo de Comandos Git</text:p>
      <text:p text:style-name="P7"/>
      <text:p text:style-name="P7">- <text:span text:style-name="T11">Criar uma nova branch de funcionalidade</text:span>:</text:p>
      <text:p text:style-name="P7"><text:s text:c="2"/>git checkout -b feature/nome-da-funcionalidade develop</text:p>
      <text:p text:style-name="P7"/>
      <text:p text:style-name="P7">- <text:span text:style-name="T11">Mesclar a branch de funcionalidade de volta para develop</text:span>:</text:p>
      <text:p text:style-name="P7"><text:s text:c="2"/>git checkout develop</text:p>
      <text:p text:style-name="P7"><text:s text:c="2"/>git merge feature/nome-da-funcionalidade</text:p>
      <text:p text:style-name="P7"/>
      <text:p text:style-name="P7">- <text:span text:style-name="T11">Criar uma branch de correção de bug</text:span>:</text:p>
      <text:p text:style-name="P7"><text:s text:c="2"/>git checkout -b bugfix/nome-do-bug develop</text:p>
      <text:p text:style-name="P7"/>
      <text:p text:style-name="P7">- <text:span text:style-name="T11">Mesclar a branch de correção de bug</text:span>:</text:p>
      <text:p text:style-name="P7"><text:s text:c="2"/>git checkout develop</text:p>
      <text:p text:style-name="P7"><text:s text:c="2"/>git merge bugfix/nome-do-bug</text:p>
      <text:p text:style-name="P7"/>
      <text:h text:style-name="P2" text:outline-level="2">3. <text:span text:style-name="Strong_20_Emphasis">Desenvolvimento do Back-end</text:span></text:h>
      <text:h text:style-name="P3" text:outline-level="3">3.1 Criar a Estrutura do Projeto</text:h>
      <text:list text:style-name="L11">
        <text:list-item>
          <text:p text:style-name="P50"><text:span text:style-name="Strong_20_Emphasis">Crie um novo projeto Laravel</text:span></text:p>
        </text:list-item>
      </text:list>
      <text:p text:style-name="P4">composer create-project --prefer-dist laravel/laravel backend</text:p>
      <text:p text:style-name="P4"/>
      <text:h text:style-name="P3" text:outline-level="3"><text:soft-page-break/>3.2 Configurar o Banco de Dados</text:h>
      <text:list text:style-name="L12">
        <text:list-item>
          <text:p text:style-name="P51"><text:span text:style-name="Strong_20_Emphasis">Configurar o arquivo </text:span><text:span text:style-name="Strong_20_Emphasis"><text:span text:style-name="Source_20_Text">.env</text:span></text:span> com as credenciais do banco de dados:</text:p>
        </text:list-item>
      </text:list>
      <text:p text:style-name="P4">DB_CONNECTION=mysql</text:p>
      <text:p text:style-name="P4">DB_HOST=127.0.0.1</text:p>
      <text:p text:style-name="P4">DB_PORT=3306</text:p>
      <text:p text:style-name="P4">DB_DATABASE=e_store</text:p>
      <text:p text:style-name="P4">DB_USERNAME=seu_usuario</text:p>
      <text:p text:style-name="P4">DB_PASSWORD=sua_senha</text:p>
      <text:p text:style-name="P4"/>
      <text:h text:style-name="P3" text:outline-level="3">3.3 Criar as Migrations</text:h>
      <text:p text:style-name="P15">Para criar as migrations das tabelas do banco de dados do MVP do e-Store, utilize os seguintes comandos no terminal. Cada comando cria uma migration para uma tabela específica conforme a modelagem apresentada:</text:p>
      <text:list text:style-name="L13">
        <text:list-item>
          <text:p text:style-name="P86"><text:span text:style-name="Strong_20_Emphasis">Usuários</text:span></text:p>
          <text:p text:style-name="P86"><text:span text:style-name="Strong_20_Emphasis">php artisan make:migration create_usuarios_table</text:span></text:p>
        </text:list-item>
        <text:list-item>
          <text:p text:style-name="P87"><text:span text:style-name="Strong_20_Emphasis"><text:span text:style-name="T13">Produtos</text:span></text:span></text:p>
          <text:p text:style-name="P87"><text:span text:style-name="Strong_20_Emphasis">php artisan make:migration create_produtos_table</text:span></text:p>
        </text:list-item>
        <text:list-item>
          <text:p text:style-name="P87"><text:span text:style-name="Strong_20_Emphasis"><text:span text:style-name="T13">Vendas</text:span></text:span></text:p>
          <text:p text:style-name="P87"><text:span text:style-name="Strong_20_Emphasis">php artisan make:migration create_vendas_table</text:span></text:p>
        </text:list-item>
        <text:list-item>
          <text:p text:style-name="P87"><text:span text:style-name="Strong_20_Emphasis"><text:span text:style-name="T13">Itens da Venda</text:span></text:span></text:p>
          <text:p text:style-name="P87"><text:span text:style-name="Strong_20_Emphasis">php artisan make:migration create_itens_venda_table</text:span></text:p>
        </text:list-item>
        <text:list-item>
          <text:p text:style-name="P87"><text:span text:style-name="Strong_20_Emphasis"><text:span text:style-name="T13">Estoque</text:span></text:span></text:p>
          <text:p text:style-name="P87"><text:span text:style-name="Strong_20_Emphasis">php artisan make:migration create_estoque_table</text:span></text:p>
          <text:p text:style-name="P87"><text:span text:style-name="Strong_20_Emphasis"/></text:p>
        </text:list-item>
      </text:list>
      <text:h text:style-name="P8" text:outline-level="3">Estrutura<text:span text:style-name="T13">s</text:span> das Migrations</text:h>
      <text:p text:style-name="P18">Após criar as migrations, você precisará editar cada uma delas para definir a estrutura das tabelas. Aqui está um exemplo básico de como a migration para a tabela <text:span text:style-name="Source_20_Text">usuarios</text:span> pode ser estruturada:</text:p>
      <text:h text:style-name="P29" text:outline-level="3"><text:bookmark-start text:name="__DdeLink__1974_1108997014"/>use Illuminate\Database\Migrations\Migration;</text:h>
      <text:p text:style-name="P30">use Illuminate\Database\Schema\Blueprint;</text:p>
      <text:p text:style-name="P30">use Illuminate\Support\Facades\Schema;</text:p>
      <text:p text:style-name="P30"/>
      <text:p text:style-name="P30">class CreateUsuariosTable extends Migration</text:p>
      <text:p text:style-name="P30">{</text:p>
      <text:p text:style-name="P30"><text:s text:c="4"/>public function up()</text:p>
      <text:p text:style-name="P30"><text:s text:c="4"/>{</text:p>
      <text:p text:style-name="P30"><text:s text:c="8"/>Schema::create('usuarios', function (Blueprint $table) {</text:p>
      <text:p text:style-name="P30"><text:s text:c="12"/>$table-&gt;id(); // PK</text:p>
      <text:p text:style-name="P30"><text:s text:c="12"/>$table-&gt;string('nome', 100);</text:p>
      <text:p text:style-name="P30"><text:s text:c="12"/>$table-&gt;string('email', 100)-&gt;unique();</text:p>
      <text:p text:style-name="P30"><text:s text:c="12"/>$table-&gt;string('senha');</text:p>
      <text:p text:style-name="P30"><text:s text:c="12"/>$table-&gt;enum('tipo', ['admin', 'vendedor']);</text:p>
      <text:p text:style-name="P30"><text:s text:c="12"/>$table-&gt;timestamps(); // data_criacao e data_atualizacao</text:p>
      <text:p text:style-name="P30"><text:s text:c="8"/>});</text:p>
      <text:p text:style-name="P30"><text:s text:c="4"/>}</text:p>
      <text:p text:style-name="P30"/>
      <text:p text:style-name="P30"><text:s text:c="4"/>public function down()</text:p>
      <text:p text:style-name="P30"><text:s text:c="4"/>{</text:p>
      <text:p text:style-name="P30"><text:soft-page-break/><text:s text:c="8"/>Schema::dropIfExists('usuarios');</text:p>
      <text:p text:style-name="P30"><text:s text:c="4"/>}</text:p>
      <text:p text:style-name="P30">}<text:bookmark-end text:name="__DdeLink__1974_1108997014"/></text:p>
      <text:h text:style-name="P11" text:outline-level="3">Repita para as demais tabelas</text:h>
      <text:p text:style-name="P20">Faça o mesmo para as migrations das tabelas <text:span text:style-name="Source_20_Text">produtos</text:span>, <text:span text:style-name="Source_20_Text">vendas</text:span>, <text:span text:style-name="Source_20_Text">itens_venda</text:span>, e <text:span text:style-name="Source_20_Text">estoque</text:span>, definindo os atributos conforme a modelagem que você apresentou.</text:p>
      <text:p text:style-name="P18"><text:span text:style-name="Source_20_Text"/></text:p>
      <text:p text:style-name="P18"><text:span text:style-name="Source_20_Text"><text:span text:style-name="T5">1. Migration para a tabela `produtos`</text:span></text:span></text:p>
      <text:p text:style-name="P18"><text:span text:style-name="Source_20_Text"/></text:p>
      <text:p text:style-name="P18"><text:span text:style-name="Source_20_Text"><text:span text:style-name="T14">use Illuminate\Database\Migrations\Migration;</text:span></text:span></text:p>
      <text:p text:style-name="P18"><text:span text:style-name="Source_20_Text"><text:span text:style-name="T14">use Illuminate\Database\Schema\Blueprint;</text:span></text:span></text:p>
      <text:p text:style-name="P18"><text:span text:style-name="Source_20_Text"><text:span text:style-name="T14">use Illuminate\Support\Facades\Schema;</text:span></text:span></text:p>
      <text:p text:style-name="P18"><text:span text:style-name="Source_20_Text"><text:span text:style-name="T14"/></text:span></text:p>
      <text:p text:style-name="P18"><text:span text:style-name="Source_20_Text"><text:span text:style-name="T14">class CreateProdutosTable extends Migration</text:span></text:span></text:p>
      <text:p text:style-name="P18"><text:span text:style-name="Source_20_Text"><text:span text:style-name="T14">{</text:span></text:span></text:p>
      <text:p text:style-name="P18"><text:span text:style-name="Source_20_Text"><text:span text:style-name="T14"><text:s text:c="4"/>public function up()</text:span></text:span></text:p>
      <text:p text:style-name="P18"><text:span text:style-name="Source_20_Text"><text:span text:style-name="T14"><text:s text:c="4"/>{</text:span></text:span></text:p>
      <text:p text:style-name="P18"><text:span text:style-name="Source_20_Text"><text:span text:style-name="T14"><text:s text:c="8"/>Schema::create('produtos', function (Blueprint $table) {</text:span></text:span></text:p>
      <text:p text:style-name="P18"><text:span text:style-name="Source_20_Text"><text:span text:style-name="T14"><text:s text:c="12"/>$table-&gt;id(); // PK</text:span></text:span></text:p>
      <text:p text:style-name="P18"><text:span text:style-name="Source_20_Text"><text:span text:style-name="T14"><text:s text:c="12"/>$table-&gt;string('nome', 100);</text:span></text:span></text:p>
      <text:p text:style-name="P18"><text:span text:style-name="Source_20_Text"><text:span text:style-name="T14"><text:s text:c="12"/>$table-&gt;text('descricao');</text:span></text:span></text:p>
      <text:p text:style-name="P18"><text:span text:style-name="Source_20_Text"><text:span text:style-name="T14"><text:s text:c="12"/>$table-&gt;decimal('preco', 10, 2);</text:span></text:span></text:p>
      <text:p text:style-name="P18"><text:span text:style-name="Source_20_Text"><text:span text:style-name="T14"><text:s text:c="12"/>$table-&gt;integer('estoque');</text:span></text:span></text:p>
      <text:p text:style-name="P18"><text:span text:style-name="Source_20_Text"><text:span text:style-name="T14"><text:s text:c="12"/>$table-&gt;timestamps(); // data_criacao e data_atualizacao</text:span></text:span></text:p>
      <text:p text:style-name="P18"><text:span text:style-name="Source_20_Text"><text:span text:style-name="T14"><text:s text:c="8"/>});</text:span></text:span></text:p>
      <text:p text:style-name="P18"><text:span text:style-name="Source_20_Text"><text:span text:style-name="T14"><text:s text:c="4"/>}</text:span></text:span></text:p>
      <text:p text:style-name="P18"><text:span text:style-name="Source_20_Text"><text:span text:style-name="T14"/></text:span></text:p>
      <text:p text:style-name="P18"><text:span text:style-name="Source_20_Text"><text:span text:style-name="T14"><text:s text:c="4"/>public function down()</text:span></text:span></text:p>
      <text:p text:style-name="P18"><text:span text:style-name="Source_20_Text"><text:span text:style-name="T14"><text:s text:c="4"/>{</text:span></text:span></text:p>
      <text:p text:style-name="P18"><text:span text:style-name="Source_20_Text"><text:span text:style-name="T14"><text:s text:c="8"/>Schema::dropIfExists('produtos');</text:span></text:span></text:p>
      <text:p text:style-name="P18"><text:span text:style-name="Source_20_Text"><text:span text:style-name="T14"><text:s text:c="4"/>}</text:span></text:span></text:p>
      <text:p text:style-name="P18"><text:span text:style-name="Source_20_Text"><text:span text:style-name="T14">}</text:span></text:span></text:p>
      <text:p text:style-name="P18"><text:span text:style-name="Source_20_Text"/></text:p>
      <text:p text:style-name="P18"><text:span text:style-name="Source_20_Text"><text:span text:style-name="T5">2. Migration para a tabela `vendas`</text:span></text:span></text:p>
      <text:p text:style-name="P18"><text:span text:style-name="Source_20_Text"><text:span text:style-name="T14">use Illuminate\Database\Migrations\Migration;</text:span></text:span></text:p>
      <text:p text:style-name="P18"><text:span text:style-name="Source_20_Text"><text:span text:style-name="T14">use Illuminate\Database\Schema\Blueprint;</text:span></text:span></text:p>
      <text:p text:style-name="P18"><text:span text:style-name="Source_20_Text"><text:span text:style-name="T14">use Illuminate\Support\Facades\Schema;</text:span></text:span></text:p>
      <text:p text:style-name="P18"><text:span text:style-name="Source_20_Text"><text:span text:style-name="T14"/></text:span></text:p>
      <text:p text:style-name="P18"><text:span text:style-name="Source_20_Text"><text:span text:style-name="T14">class CreateVendasTable extends Migration</text:span></text:span></text:p>
      <text:p text:style-name="P18"><text:span text:style-name="Source_20_Text"><text:span text:style-name="T14">{</text:span></text:span></text:p>
      <text:p text:style-name="P18"><text:span text:style-name="Source_20_Text"><text:span text:style-name="T14"><text:s text:c="4"/>public function up()</text:span></text:span></text:p>
      <text:p text:style-name="P18"><text:span text:style-name="Source_20_Text"><text:span text:style-name="T14"><text:s text:c="4"/>{</text:span></text:span></text:p>
      <text:p text:style-name="P18"><text:span text:style-name="Source_20_Text"><text:span text:style-name="T14"><text:s text:c="8"/>Schema::create('vendas', function (Blueprint $table) {</text:span></text:span></text:p>
      <text:p text:style-name="P18"><text:span text:style-name="Source_20_Text"><text:span text:style-name="T14"><text:s text:c="12"/>$table-&gt;id(); // PK</text:span></text:span></text:p>
      <text:p text:style-name="P18"><text:span text:style-name="Source_20_Text"><text:span text:style-name="T14"><text:s text:c="12"/>$table-&gt;foreignId('usuario_id')-&gt;constrained('usuarios');</text:span></text:span></text:p>
      <text:p text:style-name="P18"><text:span text:style-name="Source_20_Text"><text:span text:style-name="T14"><text:s text:c="12"/>$table-&gt;dateTime('data_venda');</text:span></text:span></text:p>
      <text:p text:style-name="P18"><text:span text:style-name="Source_20_Text"><text:span text:style-name="T14"><text:s text:c="12"/>$table-&gt;decimal('total', 10, 2);</text:span></text:span></text:p>
      <text:p text:style-name="P18"><text:span text:style-name="Source_20_Text"><text:span text:style-name="T14"><text:s text:c="12"/>$table-&gt;timestamps(); // data_criacao e data_atualizacao</text:span></text:span></text:p>
      <text:p text:style-name="P18"><text:span text:style-name="Source_20_Text"><text:span text:style-name="T14"><text:s text:c="8"/>});</text:span></text:span></text:p>
      <text:p text:style-name="P18"><text:span text:style-name="Source_20_Text"><text:span text:style-name="T14"><text:s text:c="4"/>}</text:span></text:span></text:p>
      <text:p text:style-name="P18"><text:span text:style-name="Source_20_Text"><text:span text:style-name="T14"/></text:span></text:p>
      <text:p text:style-name="P18"><text:span text:style-name="Source_20_Text"><text:span text:style-name="T14"><text:s text:c="4"/>public function down()</text:span></text:span></text:p>
      <text:p text:style-name="P18"><text:span text:style-name="Source_20_Text"><text:span text:style-name="T14"><text:s text:c="4"/>{</text:span></text:span></text:p>
      <text:p text:style-name="P18"><text:span text:style-name="Source_20_Text"><text:span text:style-name="T14"><text:s text:c="8"/>Schema::dropIfExists('vendas');</text:span></text:span></text:p>
      <text:p text:style-name="P18"><text:span text:style-name="Source_20_Text"><text:span text:style-name="T14"><text:s text:c="4"/>}</text:span></text:span></text:p>
      <text:p text:style-name="P18"><text:span text:style-name="Source_20_Text"><text:span text:style-name="T14">}</text:span></text:span></text:p>
      <text:p text:style-name="P18"><text:span text:style-name="Source_20_Text"/></text:p>
      <text:p text:style-name="P18"><text:span text:style-name="Source_20_Text"><text:span text:style-name="T3">3. Migration para a tabela `itens_venda`</text:span></text:span></text:p>
      <text:p text:style-name="P18"><text:span text:style-name="Source_20_Text"><text:span text:style-name="T14">use Illuminate\Database\Migrations\Migration;</text:span></text:span></text:p>
      <text:p text:style-name="P18"><text:span text:style-name="Source_20_Text"><text:span text:style-name="T14">use Illuminate\Database\Schema\Blueprint;</text:span></text:span></text:p>
      <text:p text:style-name="P18"><text:span text:style-name="Source_20_Text"><text:span text:style-name="T14">use Illuminate\Support\Facades\Schema;</text:span></text:span></text:p>
      <text:p text:style-name="P18"><text:soft-page-break/><text:span text:style-name="Source_20_Text"><text:span text:style-name="T14"/></text:span></text:p>
      <text:p text:style-name="P18"><text:span text:style-name="Source_20_Text"><text:span text:style-name="T14">class CreateItensVendaTable extends Migration</text:span></text:span></text:p>
      <text:p text:style-name="P18"><text:span text:style-name="Source_20_Text"><text:span text:style-name="T14">{</text:span></text:span></text:p>
      <text:p text:style-name="P18"><text:span text:style-name="Source_20_Text"><text:span text:style-name="T14"><text:s text:c="4"/>public function up()</text:span></text:span></text:p>
      <text:p text:style-name="P18"><text:span text:style-name="Source_20_Text"><text:span text:style-name="T14"><text:s text:c="4"/>{</text:span></text:span></text:p>
      <text:p text:style-name="P18"><text:span text:style-name="Source_20_Text"><text:span text:style-name="T14"><text:s text:c="8"/>Schema::create('itens_venda', function (Blueprint $table) {</text:span></text:span></text:p>
      <text:p text:style-name="P18"><text:span text:style-name="Source_20_Text"><text:span text:style-name="T14"><text:s text:c="12"/>$table-&gt;id(); // PK</text:span></text:span></text:p>
      <text:p text:style-name="P18"><text:span text:style-name="Source_20_Text"><text:span text:style-name="T14"><text:s text:c="12"/>$table-&gt;foreignId('venda_id')-&gt;constrained('vendas');</text:span></text:span></text:p>
      <text:p text:style-name="P18"><text:span text:style-name="Source_20_Text"><text:span text:style-name="T14"><text:s text:c="12"/>$table-&gt;foreignId('produto_id')-&gt;constrained('produtos');</text:span></text:span></text:p>
      <text:p text:style-name="P18"><text:span text:style-name="Source_20_Text"><text:span text:style-name="T14"><text:s text:c="12"/>$table-&gt;integer('quantidade');</text:span></text:span></text:p>
      <text:p text:style-name="P18"><text:span text:style-name="Source_20_Text"><text:span text:style-name="T14"><text:s text:c="12"/>$table-&gt;decimal('preco_unitario', 10, 2);</text:span></text:span></text:p>
      <text:p text:style-name="P18"><text:span text:style-name="Source_20_Text"><text:span text:style-name="T14"><text:s text:c="8"/>});</text:span></text:span></text:p>
      <text:p text:style-name="P18"><text:span text:style-name="Source_20_Text"><text:span text:style-name="T14"><text:s text:c="4"/>}</text:span></text:span></text:p>
      <text:p text:style-name="P18"><text:span text:style-name="Source_20_Text"><text:span text:style-name="T14"/></text:span></text:p>
      <text:p text:style-name="P18"><text:span text:style-name="Source_20_Text"><text:span text:style-name="T14"><text:s text:c="4"/>public function down()</text:span></text:span></text:p>
      <text:p text:style-name="P18"><text:span text:style-name="Source_20_Text"><text:span text:style-name="T14"><text:s text:c="4"/>{</text:span></text:span></text:p>
      <text:p text:style-name="P18"><text:span text:style-name="Source_20_Text"><text:span text:style-name="T14"><text:s text:c="8"/>Schema::dropIfExists('itens_venda');</text:span></text:span></text:p>
      <text:p text:style-name="P18"><text:span text:style-name="Source_20_Text"><text:span text:style-name="T14"><text:s text:c="4"/>}</text:span></text:span></text:p>
      <text:p text:style-name="P18"><text:span text:style-name="Source_20_Text"><text:span text:style-name="T14">}</text:span></text:span></text:p>
      <text:p text:style-name="P18"><text:span text:style-name="Source_20_Text"/></text:p>
      <text:p text:style-name="P18"><text:span text:style-name="Source_20_Text"><text:span text:style-name="T5">4. Migration para a tabela `estoque`</text:span></text:span></text:p>
      <text:p text:style-name="P18"><text:span text:style-name="Source_20_Text"><text:span text:style-name="T14">use Illuminate\Database\Migrations\Migration;</text:span></text:span></text:p>
      <text:p text:style-name="P18"><text:span text:style-name="Source_20_Text"><text:span text:style-name="T14">use Illuminate\Database\Schema\Blueprint;</text:span></text:span></text:p>
      <text:p text:style-name="P18"><text:span text:style-name="Source_20_Text"><text:span text:style-name="T14">use Illuminate\Support\Facades\Schema;</text:span></text:span></text:p>
      <text:p text:style-name="P18"><text:span text:style-name="Source_20_Text"><text:span text:style-name="T14"/></text:span></text:p>
      <text:p text:style-name="P18"><text:span text:style-name="Source_20_Text"><text:span text:style-name="T14">class CreateEstoqueTable extends Migration</text:span></text:span></text:p>
      <text:p text:style-name="P18"><text:span text:style-name="Source_20_Text"><text:span text:style-name="T14">{</text:span></text:span></text:p>
      <text:p text:style-name="P18"><text:span text:style-name="Source_20_Text"><text:span text:style-name="T14"><text:s text:c="4"/>public function up()</text:span></text:span></text:p>
      <text:p text:style-name="P18"><text:span text:style-name="Source_20_Text"><text:span text:style-name="T14"><text:s text:c="4"/>{</text:span></text:span></text:p>
      <text:p text:style-name="P18"><text:span text:style-name="Source_20_Text"><text:span text:style-name="T14"><text:s text:c="8"/>Schema::create('estoque', function (Blueprint $table) {</text:span></text:span></text:p>
      <text:p text:style-name="P18"><text:span text:style-name="Source_20_Text"><text:span text:style-name="T14"><text:s text:c="12"/>$table-&gt;id(); // PK</text:span></text:span></text:p>
      <text:p text:style-name="P18"><text:span text:style-name="Source_20_Text"><text:span text:style-name="T14"><text:s text:c="12"/>$table-&gt;foreignId('produto_id')-&gt;constrained('produtos');</text:span></text:span></text:p>
      <text:p text:style-name="P18"><text:span text:style-name="Source_20_Text"><text:span text:style-name="T14"><text:s text:c="12"/>$table-&gt;integer('quantidade');</text:span></text:span></text:p>
      <text:p text:style-name="P18"><text:span text:style-name="Source_20_Text"><text:span text:style-name="T14"><text:s text:c="12"/>$table-&gt;enum('tipo_movimentacao', ['entrada', 'saida']);</text:span></text:span></text:p>
      <text:p text:style-name="P18"><text:span text:style-name="Source_20_Text"><text:span text:style-name="T14"><text:s text:c="12"/>$table-&gt;dateTime('data_movimentacao');</text:span></text:span></text:p>
      <text:p text:style-name="P18"><text:span text:style-name="Source_20_Text"><text:span text:style-name="T14"><text:s text:c="8"/>});</text:span></text:span></text:p>
      <text:p text:style-name="P18"><text:span text:style-name="Source_20_Text"><text:span text:style-name="T14"><text:s text:c="4"/>}</text:span></text:span></text:p>
      <text:p text:style-name="P18"><text:span text:style-name="Source_20_Text"><text:span text:style-name="T14"/></text:span></text:p>
      <text:p text:style-name="P18"><text:span text:style-name="Source_20_Text"><text:span text:style-name="T14"><text:s text:c="4"/>public function down()</text:span></text:span></text:p>
      <text:p text:style-name="P18"><text:span text:style-name="Source_20_Text"><text:span text:style-name="T14"><text:s text:c="4"/>{</text:span></text:span></text:p>
      <text:p text:style-name="P18"><text:span text:style-name="Source_20_Text"><text:span text:style-name="T14"><text:s text:c="8"/>Schema::dropIfExists('estoque');</text:span></text:span></text:p>
      <text:p text:style-name="P18"><text:span text:style-name="Source_20_Text"><text:span text:style-name="T14"><text:s text:c="4"/>}</text:span></text:span></text:p>
      <text:p text:style-name="P18"><text:span text:style-name="Source_20_Text"><text:span text:style-name="T14">}</text:span></text:span></text:p>
      <text:p text:style-name="P18"><text:span text:style-name="Source_20_Text"><text:span text:style-name="T6"/></text:span></text:p>
      <text:p text:style-name="P18"><text:span text:style-name="Source_20_Text"><text:span text:style-name="T6">Executar as Migrations</text:span></text:span></text:p>
      <text:p text:style-name="P18"><text:span text:style-name="Source_20_Text"/></text:p>
      <text:p text:style-name="P18"><text:span text:style-name="Source_20_Text"><text:span text:style-name="T1">Após criar e editar todas as migrations, execute o comando para aplicar as alterações ao banco de dados:</text:span></text:span></text:p>
      <text:p text:style-name="P18"><text:span text:style-name="Source_20_Text"><text:span text:style-name="T14"><text:tab/>php artisan migrate</text:span></text:span></text:p>
      <text:p text:style-name="P18"><text:span text:style-name="Source_20_Text"/></text:p>
      <text:p text:style-name="P18"><text:span text:style-name="Source_20_Text"><text:span text:style-name="T1">Isso criará todas as tabelas necessárias para o funcionamento do sistema e-Store </text:span></text:span><text:span text:style-name="Source_20_Text"><text:span text:style-name="T7">e </text:span></text:span><text:span text:style-name="T1">c</text:span>riará todas as tabelas definidas nas suas migrations, permitindo que o sistema e-Store funcione de forma eficiente.</text:p>
      <text:h text:style-name="P8" text:outline-level="3"/>
      <text:h text:style-name="P8" text:outline-level="3">3.4 Implementar o Modelo</text:h>
      <text:h text:style-name="P17" text:outline-level="4">3.4.1 Criar Modelos Eloquent</text:h>
      <text:list text:style-name="L14">
        <text:list-item>
          <text:p text:style-name="P88"><text:span text:style-name="Strong_20_Emphasis">Criar o modelo para Usuários</text:span></text:p>
          <text:p text:style-name="P89">Execute o seguinte comando no terminal:</text:p>
        </text:list-item>
      </text:list>
      <text:p text:style-name="P12">php artisan make:model Usuario</text:p>
      <text:p text:style-name="P12">Em seguida, abra o arquivo <text:span text:style-name="Source_20_Text">app/Models/Usuario.php</text:span> e defina o modelo:</text:p>
      <text:p text:style-name="P33"><text:soft-page-break/>namespace App\Models;</text:p>
      <text:p text:style-name="P33"/>
      <text:p text:style-name="P33">use Illuminate\Database\Eloquent\Factories\HasFactory;</text:p>
      <text:p text:style-name="P33">use Illuminate\Database\Eloquent\Model;</text:p>
      <text:p text:style-name="P33"/>
      <text:p text:style-name="P33">class Usuario extends Model</text:p>
      <text:p text:style-name="P33">{</text:p>
      <text:p text:style-name="P33"><text:s text:c="4"/>use HasFactory;</text:p>
      <text:p text:style-name="P33"/>
      <text:p text:style-name="P33"><text:s text:c="4"/>protected $table = 'usuarios'; // nome da tabela</text:p>
      <text:p text:style-name="P33"/>
      <text:p text:style-name="P33"><text:s text:c="4"/>protected $fillable = [</text:p>
      <text:p text:style-name="P33"><text:s text:c="8"/>'nome',</text:p>
      <text:p text:style-name="P33"><text:s text:c="8"/>'email',</text:p>
      <text:p text:style-name="P33"><text:s text:c="8"/>'senha',</text:p>
      <text:p text:style-name="P33"><text:s text:c="8"/>'tipo',</text:p>
      <text:p text:style-name="P33"><text:s text:c="4"/>];</text:p>
      <text:p text:style-name="P33"/>
      <text:p text:style-name="P33"><text:s text:c="4"/>protected $hidden = [</text:p>
      <text:p text:style-name="P33"><text:s text:c="8"/>'senha', // oculta a senha nas respostas</text:p>
      <text:p text:style-name="P33"><text:s text:c="4"/>];</text:p>
      <text:p text:style-name="P33"/>
      <text:p text:style-name="P33"><text:s text:c="4"/>// Relações</text:p>
      <text:p text:style-name="P33"><text:s text:c="4"/>public function vendas()</text:p>
      <text:p text:style-name="P33"><text:s text:c="4"/>{</text:p>
      <text:p text:style-name="P33"><text:s text:c="8"/>return $this-&gt;hasMany(Venda::class);</text:p>
      <text:p text:style-name="P33"><text:s text:c="4"/>}</text:p>
      <text:p text:style-name="P33"><text:span text:style-name="Strong_20_Emphasis"><text:span text:style-name="T16">}</text:span></text:span></text:p>
      <text:p text:style-name="P33"><text:span text:style-name="Strong_20_Emphasis"><text:span text:style-name="T16"/></text:span></text:p>
      <text:list text:continue-numbering="true" text:style-name="L14">
        <text:list-item>
          <text:p text:style-name="P89"><text:span text:style-name="Strong_20_Emphasis">Criar o modelo para Produtos</text:span></text:p>
          <text:p text:style-name="P108">Execute o comando:</text:p>
        </text:list-item>
      </text:list>
      <text:p text:style-name="P34">php artisan make:model Produto</text:p>
      <text:p text:style-name="P34"/>
      <text:p text:style-name="P34"><text:span text:style-name="T4">No arquivo </text:span><text:span text:style-name="Source_20_Text"><text:span text:style-name="T4">app/Models/Produto.php</text:span></text:span><text:span text:style-name="T4">:</text:span></text:p>
      <text:p text:style-name="P35">namespace App\Models;</text:p>
      <text:p text:style-name="P35"/>
      <text:p text:style-name="P35">use Illuminate\Database\Eloquent\Factories\HasFactory;</text:p>
      <text:p text:style-name="P35">use Illuminate\Database\Eloquent\Model;</text:p>
      <text:p text:style-name="P35"/>
      <text:p text:style-name="P35">class Produto extends Model</text:p>
      <text:p text:style-name="P35">{</text:p>
      <text:p text:style-name="P35"><text:s text:c="4"/>use HasFactory;</text:p>
      <text:p text:style-name="P35"/>
      <text:p text:style-name="P35"><text:s text:c="4"/>protected $table = 'produtos';</text:p>
      <text:p text:style-name="P35"/>
      <text:p text:style-name="P35"><text:s text:c="4"/>protected $fillable = [</text:p>
      <text:p text:style-name="P35"><text:s text:c="8"/>'nome',</text:p>
      <text:p text:style-name="P35"><text:s text:c="8"/>'descricao',</text:p>
      <text:p text:style-name="P35"><text:s text:c="8"/>'preco',</text:p>
      <text:p text:style-name="P35"><text:s text:c="8"/>'estoque',</text:p>
      <text:p text:style-name="P35"><text:s text:c="4"/>];</text:p>
      <text:p text:style-name="P35"/>
      <text:p text:style-name="P35"><text:s text:c="4"/>// Relações</text:p>
      <text:p text:style-name="P35"><text:s text:c="4"/>public function itensVenda()</text:p>
      <text:p text:style-name="P35"><text:s text:c="4"/>{</text:p>
      <text:p text:style-name="P35"><text:s text:c="8"/>return $this-&gt;hasMany(ItemVenda::class);</text:p>
      <text:p text:style-name="P35"><text:s text:c="4"/>}</text:p>
      <text:p text:style-name="P35"/>
      <text:p text:style-name="P35"><text:s text:c="4"/>public function estoqueMovimentacoes()</text:p>
      <text:p text:style-name="P35"><text:s text:c="4"/>{</text:p>
      <text:p text:style-name="P35"><text:s text:c="8"/>return $this-&gt;hasMany(Estoque::class);</text:p>
      <text:p text:style-name="P35"><text:s text:c="4"/>}</text:p>
      <text:p text:style-name="P35"><text:span text:style-name="Strong_20_Emphasis"><text:span text:style-name="T16">}</text:span></text:span></text:p>
      <text:list text:continue-numbering="true" text:style-name="L14">
        <text:list-item>
          <text:p text:style-name="P89"><text:soft-page-break/><text:span text:style-name="Strong_20_Emphasis">Criar o modelo para Vendas</text:span></text:p>
        </text:list-item>
      </text:list>
      <text:p text:style-name="P21"><text:span text:style-name="Strong_20_Emphasis"><text:span text:style-name="T16">Execute o comando:</text:span></text:span></text:p>
      <text:p text:style-name="P21"><text:span text:style-name="Strong_20_Emphasis"><text:span text:style-name="T16">php artisan make:model Venda</text:span></text:span></text:p>
      <text:p text:style-name="P21"><text:span text:style-name="Strong_20_Emphasis"><text:span text:style-name="T16"/></text:span></text:p>
      <text:p text:style-name="P21"><text:span text:style-name="Strong_20_Emphasis"><text:span text:style-name="T16">No arquivo </text:span></text:span><text:span text:style-name="Strong_20_Emphasis"><text:span text:style-name="Source_20_Text"><text:span text:style-name="T16">app/Models/Venda.php</text:span></text:span></text:span><text:span text:style-name="Strong_20_Emphasis"><text:span text:style-name="T16">:</text:span></text:span></text:p>
      <text:p text:style-name="P21"><text:span text:style-name="Strong_20_Emphasis"><text:span text:style-name="T15">namespace App\Models;</text:span></text:span></text:p>
      <text:p text:style-name="P21"><text:span text:style-name="Strong_20_Emphasis"><text:span text:style-name="T15"/></text:span></text:p>
      <text:p text:style-name="P21"><text:span text:style-name="Strong_20_Emphasis"><text:span text:style-name="T15">use Illuminate\Database\Eloquent\Factories\HasFactory;</text:span></text:span></text:p>
      <text:p text:style-name="P21"><text:span text:style-name="Strong_20_Emphasis"><text:span text:style-name="T15">use Illuminate\Database\Eloquent\Model;</text:span></text:span></text:p>
      <text:p text:style-name="P21"><text:span text:style-name="Strong_20_Emphasis"><text:span text:style-name="T15"/></text:span></text:p>
      <text:p text:style-name="P21"><text:span text:style-name="Strong_20_Emphasis"><text:span text:style-name="T15">class Venda extends Model</text:span></text:span></text:p>
      <text:p text:style-name="P21"><text:span text:style-name="Strong_20_Emphasis"><text:span text:style-name="T15">{</text:span></text:span></text:p>
      <text:p text:style-name="P21"><text:span text:style-name="Strong_20_Emphasis"><text:span text:style-name="T15"><text:s text:c="4"/>use HasFactory;</text:span></text:span></text:p>
      <text:p text:style-name="P21"><text:span text:style-name="Strong_20_Emphasis"><text:span text:style-name="T15"/></text:span></text:p>
      <text:p text:style-name="P21"><text:span text:style-name="Strong_20_Emphasis"><text:span text:style-name="T15"><text:s text:c="4"/>protected $table = 'vendas';</text:span></text:span></text:p>
      <text:p text:style-name="P21"><text:span text:style-name="Strong_20_Emphasis"><text:span text:style-name="T15"/></text:span></text:p>
      <text:p text:style-name="P21"><text:span text:style-name="Strong_20_Emphasis"><text:span text:style-name="T15"><text:s text:c="4"/>protected $fillable = [</text:span></text:span></text:p>
      <text:p text:style-name="P21"><text:span text:style-name="Strong_20_Emphasis"><text:span text:style-name="T15"><text:s text:c="8"/>'usuario_id',</text:span></text:span></text:p>
      <text:p text:style-name="P21"><text:span text:style-name="Strong_20_Emphasis"><text:span text:style-name="T15"><text:s text:c="8"/>'data_venda',</text:span></text:span></text:p>
      <text:p text:style-name="P21"><text:span text:style-name="Strong_20_Emphasis"><text:span text:style-name="T15"><text:s text:c="8"/>'total',</text:span></text:span></text:p>
      <text:p text:style-name="P21"><text:span text:style-name="Strong_20_Emphasis"><text:span text:style-name="T15"><text:s text:c="4"/>];</text:span></text:span></text:p>
      <text:p text:style-name="P21"><text:span text:style-name="Strong_20_Emphasis"><text:span text:style-name="T15"/></text:span></text:p>
      <text:p text:style-name="P21"><text:span text:style-name="Strong_20_Emphasis"><text:span text:style-name="T15"><text:s text:c="4"/>// Relações</text:span></text:span></text:p>
      <text:p text:style-name="P21"><text:span text:style-name="Strong_20_Emphasis"><text:span text:style-name="T15"><text:s text:c="4"/>public function usuario()</text:span></text:span></text:p>
      <text:p text:style-name="P21"><text:span text:style-name="Strong_20_Emphasis"><text:span text:style-name="T15"><text:s text:c="4"/>{</text:span></text:span></text:p>
      <text:p text:style-name="P21"><text:span text:style-name="Strong_20_Emphasis"><text:span text:style-name="T15"><text:s text:c="8"/>return $this-&gt;belongsTo(Usuario::class);</text:span></text:span></text:p>
      <text:p text:style-name="P21"><text:span text:style-name="Strong_20_Emphasis"><text:span text:style-name="T15"><text:s text:c="4"/>}</text:span></text:span></text:p>
      <text:p text:style-name="P21"><text:span text:style-name="Strong_20_Emphasis"><text:span text:style-name="T15"/></text:span></text:p>
      <text:p text:style-name="P21"><text:span text:style-name="Strong_20_Emphasis"><text:span text:style-name="T15"><text:s text:c="4"/>public function itens()</text:span></text:span></text:p>
      <text:p text:style-name="P21"><text:span text:style-name="Strong_20_Emphasis"><text:span text:style-name="T15"><text:s text:c="4"/>{</text:span></text:span></text:p>
      <text:p text:style-name="P21"><text:span text:style-name="Strong_20_Emphasis"><text:span text:style-name="T15"><text:s text:c="8"/>return $this-&gt;hasMany(ItemVenda::class);</text:span></text:span></text:p>
      <text:p text:style-name="P21"><text:span text:style-name="Strong_20_Emphasis"><text:span text:style-name="T15"><text:s text:c="4"/>}</text:span></text:span></text:p>
      <text:p text:style-name="P21"><text:span text:style-name="Strong_20_Emphasis"><text:span text:style-name="T15">}</text:span></text:span></text:p>
      <text:p text:style-name="P21"><text:span text:style-name="Strong_20_Emphasis"><text:span text:style-name="T15"/></text:span></text:p>
      <text:list text:continue-numbering="true" text:style-name="L14">
        <text:list-item>
          <text:p text:style-name="P89"><text:span text:style-name="Strong_20_Emphasis">Criar o modelo para Itens de Venda</text:span></text:p>
        </text:list-item>
      </text:list>
      <text:p text:style-name="P21"><text:span text:style-name="Strong_20_Emphasis"><text:span text:style-name="T16">Execute o comando:</text:span></text:span></text:p>
      <text:p text:style-name="P21"><text:span text:style-name="Strong_20_Emphasis"><text:span text:style-name="T16">php artisan make:model ItemVenda</text:span></text:span></text:p>
      <text:p text:style-name="P21"><text:span text:style-name="Strong_20_Emphasis"><text:span text:style-name="T16"/></text:span></text:p>
      <text:p text:style-name="P21"><text:span text:style-name="Strong_20_Emphasis"><text:span text:style-name="T16">No arquivo </text:span></text:span><text:span text:style-name="Strong_20_Emphasis"><text:span text:style-name="Source_20_Text"><text:span text:style-name="T16">app/Models/ItemVenda.php</text:span></text:span></text:span><text:span text:style-name="Strong_20_Emphasis"><text:span text:style-name="T16">:</text:span></text:span></text:p>
      <text:p text:style-name="P21"><text:span text:style-name="Strong_20_Emphasis"><text:span text:style-name="T16">namespace App\Models;</text:span></text:span></text:p>
      <text:p text:style-name="P21"><text:span text:style-name="Strong_20_Emphasis"><text:span text:style-name="T16"/></text:span></text:p>
      <text:p text:style-name="P21"><text:span text:style-name="Strong_20_Emphasis"><text:span text:style-name="T16">use Illuminate\Database\Eloquent\Factories\HasFactory;</text:span></text:span></text:p>
      <text:p text:style-name="P21"><text:span text:style-name="Strong_20_Emphasis"><text:span text:style-name="T16">use Illuminate\Database\Eloquent\Model;</text:span></text:span></text:p>
      <text:p text:style-name="P21"><text:span text:style-name="Strong_20_Emphasis"><text:span text:style-name="T16"/></text:span></text:p>
      <text:p text:style-name="P21"><text:span text:style-name="Strong_20_Emphasis"><text:span text:style-name="T16">class ItemVenda extends Model</text:span></text:span></text:p>
      <text:p text:style-name="P21"><text:span text:style-name="Strong_20_Emphasis"><text:span text:style-name="T16">{</text:span></text:span></text:p>
      <text:p text:style-name="P21"><text:span text:style-name="Strong_20_Emphasis"><text:span text:style-name="T16"><text:s text:c="4"/>use HasFactory;</text:span></text:span></text:p>
      <text:p text:style-name="P21"><text:span text:style-name="Strong_20_Emphasis"><text:span text:style-name="T16"/></text:span></text:p>
      <text:p text:style-name="P21"><text:span text:style-name="Strong_20_Emphasis"><text:span text:style-name="T16"><text:s text:c="4"/>protected $table = 'itens_venda';</text:span></text:span></text:p>
      <text:p text:style-name="P21"><text:span text:style-name="Strong_20_Emphasis"><text:span text:style-name="T16"/></text:span></text:p>
      <text:p text:style-name="P21"><text:span text:style-name="Strong_20_Emphasis"><text:span text:style-name="T16"><text:s text:c="4"/>protected $fillable = [</text:span></text:span></text:p>
      <text:p text:style-name="P21"><text:span text:style-name="Strong_20_Emphasis"><text:span text:style-name="T16"><text:s text:c="8"/>'venda_id',</text:span></text:span></text:p>
      <text:p text:style-name="P21"><text:span text:style-name="Strong_20_Emphasis"><text:span text:style-name="T16"><text:s text:c="8"/>'produto_id',</text:span></text:span></text:p>
      <text:p text:style-name="P21"><text:span text:style-name="Strong_20_Emphasis"><text:span text:style-name="T16"><text:s text:c="8"/>'quantidade',</text:span></text:span></text:p>
      <text:p text:style-name="P21"><text:span text:style-name="Strong_20_Emphasis"><text:span text:style-name="T16"><text:s text:c="8"/>'preco_unitario',</text:span></text:span></text:p>
      <text:p text:style-name="P21"><text:span text:style-name="Strong_20_Emphasis"><text:span text:style-name="T16"><text:s text:c="4"/>];</text:span></text:span></text:p>
      <text:p text:style-name="P21"><text:span text:style-name="Strong_20_Emphasis"><text:span text:style-name="T16"/></text:span></text:p>
      <text:p text:style-name="P21"><text:soft-page-break/><text:span text:style-name="Strong_20_Emphasis"><text:span text:style-name="T16"><text:s text:c="4"/>// Relações</text:span></text:span></text:p>
      <text:p text:style-name="P21"><text:span text:style-name="Strong_20_Emphasis"><text:span text:style-name="T16"><text:s text:c="4"/>public function venda()</text:span></text:span></text:p>
      <text:p text:style-name="P21"><text:span text:style-name="Strong_20_Emphasis"><text:span text:style-name="T16"><text:s text:c="4"/>{</text:span></text:span></text:p>
      <text:p text:style-name="P21"><text:span text:style-name="Strong_20_Emphasis"><text:span text:style-name="T16"><text:s text:c="8"/>return $this-&gt;belongsTo(Venda::class);</text:span></text:span></text:p>
      <text:p text:style-name="P21"><text:span text:style-name="Strong_20_Emphasis"><text:span text:style-name="T16"><text:s text:c="4"/>}</text:span></text:span></text:p>
      <text:p text:style-name="P21"><text:span text:style-name="Strong_20_Emphasis"><text:span text:style-name="T16"/></text:span></text:p>
      <text:p text:style-name="P21"><text:span text:style-name="Strong_20_Emphasis"><text:span text:style-name="T16"><text:s text:c="4"/>public function produto()</text:span></text:span></text:p>
      <text:p text:style-name="P21"><text:span text:style-name="Strong_20_Emphasis"><text:span text:style-name="T16"><text:s text:c="4"/>{</text:span></text:span></text:p>
      <text:p text:style-name="P21"><text:span text:style-name="Strong_20_Emphasis"><text:span text:style-name="T16"><text:s text:c="8"/>return $this-&gt;belongsTo(Produto::class);</text:span></text:span></text:p>
      <text:p text:style-name="P21"><text:span text:style-name="Strong_20_Emphasis"><text:span text:style-name="T16"><text:s text:c="4"/>}</text:span></text:span></text:p>
      <text:p text:style-name="P21"><text:span text:style-name="Strong_20_Emphasis"><text:span text:style-name="T16">}</text:span></text:span></text:p>
      <text:list text:continue-numbering="true" text:style-name="L14">
        <text:list-item>
          <text:p text:style-name="P89"><text:span text:style-name="Strong_20_Emphasis">Criar o modelo para Estoque</text:span></text:p>
        </text:list-item>
      </text:list>
      <text:p text:style-name="P22"><text:span text:style-name="Strong_20_Emphasis"><text:span text:style-name="T16">Execute o comando:</text:span></text:span></text:p>
      <text:p text:style-name="P22"><text:span text:style-name="Strong_20_Emphasis"><text:span text:style-name="T16">php artisan make:model Estoque</text:span></text:span></text:p>
      <text:p text:style-name="P22"><text:span text:style-name="Strong_20_Emphasis"><text:span text:style-name="T16"/></text:span></text:p>
      <text:p text:style-name="P22"><text:span text:style-name="Strong_20_Emphasis"><text:span text:style-name="T16">No arquivo </text:span></text:span><text:span text:style-name="Strong_20_Emphasis"><text:span text:style-name="Source_20_Text"><text:span text:style-name="T16">app/Models/</text:span></text:span></text:span><text:span text:style-name="Strong_20_Emphasis"><text:span text:style-name="Source_20_Text"><text:span text:style-name="T17">Estoque</text:span></text:span></text:span><text:span text:style-name="Strong_20_Emphasis"><text:span text:style-name="Source_20_Text"><text:span text:style-name="T16">.php</text:span></text:span></text:span><text:span text:style-name="Strong_20_Emphasis"><text:span text:style-name="T16">:</text:span></text:span></text:p>
      <text:p text:style-name="P32">namespace App\Models;</text:p>
      <text:p text:style-name="P32"/>
      <text:p text:style-name="P32">use Illuminate\Database\Eloquent\Factories\HasFactory;</text:p>
      <text:p text:style-name="P32">use Illuminate\Database\Eloquent\Model;</text:p>
      <text:p text:style-name="P32"/>
      <text:p text:style-name="P32">class Estoque extends Model</text:p>
      <text:p text:style-name="P32">{</text:p>
      <text:p text:style-name="P32"><text:s text:c="4"/>use HasFactory;</text:p>
      <text:p text:style-name="P32"/>
      <text:p text:style-name="P32"><text:s text:c="4"/>protected $table = 'estoque';</text:p>
      <text:p text:style-name="P32"/>
      <text:p text:style-name="P32"><text:s text:c="4"/>protected $fillable = [</text:p>
      <text:p text:style-name="P32"><text:s text:c="8"/>'produto_id',</text:p>
      <text:p text:style-name="P32"><text:s text:c="8"/>'quantidade',</text:p>
      <text:p text:style-name="P32"><text:s text:c="8"/>'tipo_movimentacao',</text:p>
      <text:p text:style-name="P32"><text:s text:c="8"/>'data_movimentacao',</text:p>
      <text:p text:style-name="P32"><text:s text:c="4"/>];</text:p>
      <text:p text:style-name="P32"/>
      <text:p text:style-name="P32"><text:s text:c="4"/>// Relações</text:p>
      <text:p text:style-name="P32"><text:s text:c="4"/>public function produto()</text:p>
      <text:p text:style-name="P32"><text:s text:c="4"/>{</text:p>
      <text:p text:style-name="P32"><text:s text:c="8"/>return $this-&gt;belongsTo(Produto::class);</text:p>
      <text:p text:style-name="P32"><text:s text:c="4"/>}</text:p>
      <text:p text:style-name="P32">}</text:p>
      <text:p text:style-name="P32"/>
      <text:h text:style-name="P36" text:outline-level="4">3.4.2 Configurar Relacionamentos</text:h>
      <text:p text:style-name="P15">Com os modelos criados, você pode agora usar os relacionamentos definidos para realizar operações de consulta e manipulação de dados. Por exemplo, para recuperar todas as vendas de um usuário, você poderia fazer o seguinte:</text:p>
      <text:p text:style-name="P32">$usuario = Usuario::find(1); // Encontrar um usuário pelo ID</text:p>
      <text:p text:style-name="P32">$vendas = $usuario-&gt;vendas; // Recuperar todas as vendas do usuário</text:p>
      <text:h text:style-name="P31" text:outline-level="4"/>
      <text:h text:style-name="P36" text:outline-level="4">3.4.3 Usar o Eloquent para Consultas</text:h>
      <text:p text:style-name="P15">Você pode utilizar os modelos para criar, ler, atualizar e deletar registros nas tabelas. Aqui estão alguns exemplos básicos:</text:p>
      <text:list text:style-name="L15">
        <text:list-item>
          <text:p text:style-name="P90"><text:span text:style-name="Strong_20_Emphasis">Criar um novo produto:</text:span></text:p>
        </text:list-item>
      </text:list>
      <text:p text:style-name="P18"><text:span text:style-name="Strong_20_Emphasis"><text:span text:style-name="T15">$produto = Produto::create([</text:span></text:span></text:p>
      <text:p text:style-name="P18"><text:span text:style-name="Strong_20_Emphasis"><text:span text:style-name="T15"><text:s text:c="4"/>'nome' =&gt; 'Produto Exemplo',</text:span></text:span></text:p>
      <text:p text:style-name="P18"><text:span text:style-name="Strong_20_Emphasis"><text:span text:style-name="T15"><text:s text:c="4"/>'descricao' =&gt; 'Descrição do Produto',</text:span></text:span></text:p>
      <text:p text:style-name="P18"><text:span text:style-name="Strong_20_Emphasis"><text:span text:style-name="T15"><text:s text:c="4"/>'preco' =&gt; 99.99,</text:span></text:span></text:p>
      <text:p text:style-name="P18"><text:span text:style-name="Strong_20_Emphasis"><text:span text:style-name="T15"><text:s text:c="4"/>'estoque' =&gt; 10,</text:span></text:span></text:p>
      <text:p text:style-name="P18"><text:soft-page-break/><text:span text:style-name="Strong_20_Emphasis"><text:span text:style-name="T15">]);</text:span></text:span></text:p>
      <text:list text:continue-numbering="true" text:style-name="L15">
        <text:list-item>
          <text:p text:style-name="P90"><text:span text:style-name="Strong_20_Emphasis">Buscar todas as vendas:</text:span></text:p>
        </text:list-item>
      </text:list>
      <text:p text:style-name="P20"><text:span text:style-name="Strong_20_Emphasis"><text:span text:style-name="T15">$vendas = Venda::all();</text:span></text:span></text:p>
      <text:list text:continue-numbering="true" text:style-name="L15">
        <text:list-item>
          <text:p text:style-name="P90"><text:span text:style-name="Strong_20_Emphasis">Atualizar um produto existente:</text:span></text:p>
        </text:list-item>
      </text:list>
      <text:p text:style-name="P18"><text:span text:style-name="Strong_20_Emphasis"><text:span text:style-name="T15">$produto = Produto::find(1); // Encontrar o produto</text:span></text:span></text:p>
      <text:p text:style-name="P18"><text:span text:style-name="Strong_20_Emphasis"><text:span text:style-name="T15">$produto-&gt;preco = 89.99; // Atualizar o preço</text:span></text:span></text:p>
      <text:p text:style-name="P18"><text:span text:style-name="Strong_20_Emphasis"><text:span text:style-name="T15">$produto-&gt;save(); // Salvar as alterações</text:span></text:span></text:p>
      <text:list text:continue-numbering="true" text:style-name="L15">
        <text:list-item>
          <text:p text:style-name="P91"><text:span text:style-name="Strong_20_Emphasis">Deletar um item de venda:</text:span></text:p>
        </text:list-item>
      </text:list>
      <text:p text:style-name="P15"><text:span text:style-name="Strong_20_Emphasis"><text:span text:style-name="T15">$itemVenda = ItemVenda::find(1);</text:span></text:span></text:p>
      <text:p text:style-name="P15"><text:span text:style-name="Strong_20_Emphasis"><text:span text:style-name="T15">$itemVenda-&gt;delete();</text:span></text:span></text:p>
      <text:p text:style-name="P30">$produto = Produto::create([</text:p>
      <text:p text:style-name="P30"><text:s text:c="4"/>'nome' =&gt; 'Produto Exemplo',</text:p>
      <text:p text:style-name="P30"><text:s text:c="4"/>'descricao' =&gt; 'Descrição do Produto',</text:p>
      <text:p text:style-name="P30"><text:s text:c="4"/>'preco' =&gt; 99.99,</text:p>
      <text:p text:style-name="P30"><text:s text:c="4"/>'estoque' =&gt; 10,</text:p>
      <text:p text:style-name="P30">]);</text:p>
      <text:h text:style-name="P31" text:outline-level="4"/>
      <text:h text:style-name="P36" text:outline-level="4">3.4.4 Conclusão</text:h>
      <text:p text:style-name="P23">Com esses passos, você terá configurado os modelos Eloquent para interagir com as tabelas do seu MVP do e-Store. Esses modelos permitirão que você realize operações de CRUD de maneira fácil e intuitiva, aproveitando ao máximo os recursos do Laravel.</text:p>
      <text:p text:style-name="P32"/>
      <text:h text:style-name="P11" text:outline-level="3">3.5 Criar Controllers</text:h>
      <text:list text:style-name="L16">
        <text:list-item>
          <text:p text:style-name="P52"><text:span text:style-name="Strong_20_Emphasis">Crie controllers para as funcionalidades</text:span>:</text:p>
        </text:list-item>
      </text:list>
      <text:p text:style-name="P4">php artisan make:controller ProductController</text:p>
      <text:p text:style-name="P4"/>
      <text:h text:style-name="P3" text:outline-level="3">3.6 Definir Rotas</text:h>
      <text:list text:style-name="L17">
        <text:list-item>
          <text:p text:style-name="P53"><text:span text:style-name="Strong_20_Emphasis">Defina as rotas no arquivo </text:span><text:span text:style-name="Strong_20_Emphasis"><text:span text:style-name="Source_20_Text">routes/web.php</text:span></text:span> para gerenciar as requisições.</text:p>
        </text:list-item>
      </text:list>
      <text:h text:style-name="P11" text:outline-level="3">3.7 Implementar a Lógica de Negócio</text:h>
      <text:list text:style-name="L18">
        <text:list-item>
          <text:p text:style-name="P54"><text:span text:style-name="Strong_20_Emphasis">Adicione a lógica de manipulação de dados</text:span> nas controllers e modelos.</text:p>
        </text:list-item>
      </text:list>
      <text:h text:style-name="P3" text:outline-level="3">3.8 Testar o Back-end</text:h>
      <text:list text:style-name="L19">
        <text:list-item>
          <text:p text:style-name="P55">Para elaborar um plano de testes para o projeto <text:span text:style-name="Strong_20_Emphasis">e-store</text:span> do repositório que você mencionou, com base no <text:span text:style-name="Strong_20_Emphasis">Documento de Arquitetura do MVP</text:span>, podemos estruturar o plano de testes focando nos seguintes módulos e funcionalidades:</text:p>
        </text:list-item>
      </text:list>
      <text:h text:style-name="P16" text:outline-level="3"><text:span text:style-name="T18">1. </text:span><text:span text:style-name="Strong_20_Emphasis"><text:span text:style-name="T18">Autenticação e Autorização</text:span></text:span></text:h>
      <text:list text:style-name="L20">
        <text:list-item>
          <text:p text:style-name="P92"><text:span text:style-name="Strong_20_Emphasis"><text:span text:style-name="T18">Testes de Login e Logout:</text:span></text:span></text:p>
          <text:list>
            <text:list-item>
              <text:p text:style-name="P109">Verificar se usuários podem se autenticar corretamente com credenciais válidas.</text:p>
            </text:list-item>
            <text:list-item>
              <text:p text:style-name="P109">Garantir que o sistema bloqueia acessos com credenciais inválidas.</text:p>
            </text:list-item>
            <text:list-item>
              <text:p text:style-name="P109">Testar o processo de logout para garantir que a sessão seja encerrada corretamente.</text:p>
            </text:list-item>
          </text:list>
        </text:list-item>
        <text:list-item>
          <text:p text:style-name="P92"><text:span text:style-name="Strong_20_Emphasis"><text:span text:style-name="T18">Testes de Controle de Acesso:</text:span></text:span></text:p>
          <text:list>
            <text:list-item>
              <text:p text:style-name="P109">Testar permissões de diferentes tipos de usuários (admin, cliente, vendedor).</text:p>
            </text:list-item>
            <text:list-item>
              <text:p text:style-name="P110">Verificar que apenas usuários autenticados têm acesso a funcionalidades protegidas.</text:p>
            </text:list-item>
          </text:list>
        </text:list-item>
      </text:list>
      <text:h text:style-name="P16" text:outline-level="3">2. <text:span text:style-name="Strong_20_Emphasis">Gestão de Produtos</text:span></text:h>
      <text:list text:style-name="L21">
        <text:list-item>
          <text:p text:style-name="P93"><text:span text:style-name="Strong_20_Emphasis">CRUD de Produtos:</text:span></text:p>
          <text:list>
            <text:list-item>
              <text:p text:style-name="P93">Verificar a criação de novos produtos com dados válidos e inválidos.</text:p>
            </text:list-item>
            <text:list-item>
              <text:p text:style-name="P93"><text:soft-page-break/>Testar edição, exclusão e visualização de produtos já cadastrados.</text:p>
            </text:list-item>
          </text:list>
        </text:list-item>
        <text:list-item>
          <text:p text:style-name="P93"><text:span text:style-name="Strong_20_Emphasis">Validação de Dados:</text:span></text:p>
          <text:list>
            <text:list-item>
              <text:p text:style-name="P93">Testar campos obrigatórios e seus tipos, como nome, preço e estoque.</text:p>
            </text:list-item>
            <text:list-item>
              <text:p text:style-name="P93">Testar limites máximos e mínimos, por exemplo, preço mínimo de 0.01.</text:p>
            </text:list-item>
          </text:list>
        </text:list-item>
        <text:list-item>
          <text:p text:style-name="P93"><text:span text:style-name="Strong_20_Emphasis">Listagem de Produtos:</text:span></text:p>
          <text:list>
            <text:list-item>
              <text:p text:style-name="P93">Verificar se os produtos são listados corretamente na página inicial.</text:p>
            </text:list-item>
            <text:list-item>
              <text:p text:style-name="P94">Testar a paginação e filtros de busca (por exemplo, por categoria ou preço).</text:p>
            </text:list-item>
          </text:list>
        </text:list-item>
      </text:list>
      <text:p text:style-name="P38">Vide Resultado do teste no Anexo I</text:p>
      <text:h text:style-name="P16" text:outline-level="3">3. <text:span text:style-name="Strong_20_Emphasis">Gestão de Estoque</text:span></text:h>
      <text:list text:style-name="L22">
        <text:list-item>
          <text:p text:style-name="P95"><text:span text:style-name="Strong_20_Emphasis">Movimentações de Estoque:</text:span></text:p>
          <text:list>
            <text:list-item>
              <text:p text:style-name="P95">Testar adição e remoção de itens no estoque (entrada e saída de produtos).</text:p>
            </text:list-item>
            <text:list-item>
              <text:p text:style-name="P95">Garantir que o estoque seja atualizado corretamente após cada movimentação.</text:p>
            </text:list-item>
          </text:list>
        </text:list-item>
        <text:list-item>
          <text:p text:style-name="P95"><text:span text:style-name="Strong_20_Emphasis">Validação de Quantidades:</text:span></text:p>
          <text:list>
            <text:list-item>
              <text:p text:style-name="P96">Verificar a rejeição de movimentações com quantidades inválidas ou insuficientes.</text:p>
            </text:list-item>
          </text:list>
        </text:list-item>
      </text:list>
      <text:h text:style-name="P16" text:outline-level="3">4. <text:span text:style-name="Strong_20_Emphasis">Carrinho de Compras</text:span></text:h>
      <text:list text:style-name="L23">
        <text:list-item>
          <text:p text:style-name="P97"><text:span text:style-name="Strong_20_Emphasis">Adição e Remoção de Produtos:</text:span></text:p>
          <text:list>
            <text:list-item>
              <text:p text:style-name="P97">Verificar a adição correta de produtos ao carrinho.</text:p>
            </text:list-item>
            <text:list-item>
              <text:p text:style-name="P97">Testar a remoção de produtos e a atualização do total de compra.</text:p>
            </text:list-item>
          </text:list>
        </text:list-item>
        <text:list-item>
          <text:p text:style-name="P97"><text:span text:style-name="Strong_20_Emphasis">Simulação de Compra:</text:span></text:p>
          <text:list>
            <text:list-item>
              <text:p text:style-name="P97">Testar todo o processo de finalização de compra: desde o carrinho até o pagamento.</text:p>
            </text:list-item>
          </text:list>
        </text:list-item>
        <text:list-item>
          <text:p text:style-name="P97"><text:span text:style-name="Strong_20_Emphasis">Controle de Quantidades:</text:span></text:p>
          <text:list>
            <text:list-item>
              <text:p text:style-name="P98">Garantir que o sistema verifica o estoque antes de permitir a compra.</text:p>
            </text:list-item>
          </text:list>
        </text:list-item>
      </text:list>
      <text:h text:style-name="P16" text:outline-level="3">5. <text:span text:style-name="Strong_20_Emphasis">Gestão de Vendas</text:span></text:h>
      <text:list text:style-name="L24">
        <text:list-item>
          <text:p text:style-name="P99"><text:span text:style-name="Strong_20_Emphasis">Processo de Vendas:</text:span></text:p>
          <text:list>
            <text:list-item>
              <text:p text:style-name="P99">Verificar a criação de novas vendas, garantindo que todas as informações necessárias (cliente, produtos, total) sejam inseridas corretamente.</text:p>
            </text:list-item>
            <text:list-item>
              <text:p text:style-name="P99">Testar relatórios de vendas, incluindo filtragens por datas e clientes.</text:p>
            </text:list-item>
          </text:list>
        </text:list-item>
        <text:list-item>
          <text:p text:style-name="P99"><text:span text:style-name="Strong_20_Emphasis">Validação de Dados:</text:span></text:p>
          <text:list>
            <text:list-item>
              <text:p text:style-name="P100">Testar os dados inseridos durante o processo de venda, como a forma de pagamento, cliente, e itens.</text:p>
            </text:list-item>
          </text:list>
        </text:list-item>
      </text:list>
      <text:h text:style-name="P16" text:outline-level="3">6. <text:span text:style-name="Strong_20_Emphasis">Interface de Usuário (UI)</text:span></text:h>
      <text:list text:style-name="L25">
        <text:list-item>
          <text:p text:style-name="P101"><text:span text:style-name="Strong_20_Emphasis">Testes de Responsividade:</text:span></text:p>
          <text:list>
            <text:list-item>
              <text:p text:style-name="P101">Verificar se a interface funciona corretamente em diferentes tamanhos de tela (desktop, tablet, mobile).</text:p>
            </text:list-item>
          </text:list>
        </text:list-item>
        <text:list-item>
          <text:p text:style-name="P101"><text:span text:style-name="Strong_20_Emphasis">Testes de Usabilidade:</text:span></text:p>
          <text:list>
            <text:list-item>
              <text:p text:style-name="P102">Garantir que as principais funcionalidades são acessíveis e intuitivas para o usuário final.</text:p>
            </text:list-item>
          </text:list>
        </text:list-item>
      </text:list>
      <text:h text:style-name="P16" text:outline-level="3">7. <text:span text:style-name="Strong_20_Emphasis">Testes de Performance</text:span></text:h>
      <text:list text:style-name="L26">
        <text:list-item>
          <text:p text:style-name="P103"><text:span text:style-name="Strong_20_Emphasis">Carga no Sistema:</text:span></text:p>
          <text:list>
            <text:list-item>
              <text:p text:style-name="P103">Simular múltiplos usuários acessando o sistema simultaneamente para verificar como ele lida com carga.</text:p>
            </text:list-item>
          </text:list>
        </text:list-item>
        <text:list-item>
          <text:p text:style-name="P103"><text:span text:style-name="Strong_20_Emphasis">Tempo de Resposta:</text:span></text:p>
          <text:list>
            <text:list-item>
              <text:p text:style-name="P104">Verificar o tempo de resposta em operações cruciais, como login, consulta de produtos e finalização de compras.</text:p>
            </text:list-item>
          </text:list>
        </text:list-item>
      </text:list>
      <text:h text:style-name="P16" text:outline-level="3"><text:soft-page-break/>8. <text:span text:style-name="Strong_20_Emphasis">Testes de Segurança</text:span></text:h>
      <text:list text:style-name="L27">
        <text:list-item>
          <text:p text:style-name="P105"><text:span text:style-name="Strong_20_Emphasis">Injeção de SQL:</text:span></text:p>
          <text:list>
            <text:list-item>
              <text:p text:style-name="P105">Testar se o sistema é resistente a ataques de SQL Injection.</text:p>
            </text:list-item>
          </text:list>
        </text:list-item>
        <text:list-item>
          <text:p text:style-name="P105"><text:span text:style-name="Strong_20_Emphasis">XSS (Cross-Site Scripting):</text:span></text:p>
          <text:list>
            <text:list-item>
              <text:p text:style-name="P106">Verificar se o sistema é imune a ataques de scripts maliciosos via inputs de usuários.</text:p>
            </text:list-item>
          </text:list>
        </text:list-item>
      </text:list>
      <text:p text:style-name="P15">Esse plano cobre as principais funcionalidades do projeto descritas no documento de arquitetura e no repositório. Você pode complementar os testes automatizados utilizando ferramentas como PHPUnit para o backend em Laravel e testes de integração no frontend com React.</text:p>
      <text:h text:style-name="P2" text:outline-level="2"/>
      <text:h text:style-name="P13" text:outline-level="2">4. <text:span text:style-name="Strong_20_Emphasis">Desenvolvimento do Front-end</text:span></text:h>
      <text:h text:style-name="P3" text:outline-level="3">4.1 Criar a Estrutura do Front-end</text:h>
      <text:list text:style-name="L28">
        <text:list-item>
          <text:p text:style-name="P56"><text:span text:style-name="Strong_20_Emphasis">Crie um diretório para o front-end</text:span>:</text:p>
        </text:list-item>
      </text:list>
      <text:p text:style-name="P14">npx create-react-app frontend</text:p>
      <text:p text:style-name="P14">cd frontend</text:p>
      <text:p text:style-name="P4"/>
      <text:h text:style-name="P3" text:outline-level="3">4.2 Configurar a Comunicação com o Back-end</text:h>
      <text:list text:style-name="L29">
        <text:list-item>
          <text:p text:style-name="P57"><text:span text:style-name="Strong_20_Emphasis">Utilize Axios ou Fetch API para conectar-se ao back-end</text:span>.</text:p>
        </text:list-item>
      </text:list>
      <text:h text:style-name="P3" text:outline-level="3">4.3 Criar Componentes</text:h>
      <text:list text:style-name="L30">
        <text:list-item>
          <text:p text:style-name="P58"><text:span text:style-name="Strong_20_Emphasis">Desenvolva componentes para as diferentes partes da aplicação</text:span>:</text:p>
        </text:list-item>
        <text:list-item>
          <text:p text:style-name="P70">Controle de estoque</text:p>
        </text:list-item>
        <text:list-item>
          <text:p text:style-name="P70">Registro de vendas (PDV)</text:p>
        </text:list-item>
        <text:list-item>
          <text:p text:style-name="P70">Geração de relatórios financeiros</text:p>
        </text:list-item>
        <text:list-item>
          <text:p text:style-name="P70">Cadastro de produtos e clientes</text:p>
        </text:list-item>
        <text:list-item>
          <text:p text:style-name="P71">Gestão de usuários</text:p>
        </text:list-item>
      </text:list>
      <text:h text:style-name="P3" text:outline-level="3">4.4 Estilizar a Interface</text:h>
      <text:list text:style-name="L31">
        <text:list-item>
          <text:p text:style-name="P59"><text:span text:style-name="Strong_20_Emphasis">Utilize CSS, Bootstrap ou outra biblioteca para estilizar</text:span> a interface do usuário.</text:p>
        </text:list-item>
      </text:list>
      <text:h text:style-name="P3" text:outline-level="3">4.5 Testar o Front-end</text:h>
      <text:list text:style-name="L32">
        <text:list-item>
          <text:p text:style-name="P60"><text:span text:style-name="Strong_20_Emphasis">Verifique a integração com o back-end e a funcionalidade do front-end</text:span>.</text:p>
        </text:list-item>
      </text:list>
      <text:h text:style-name="P2" text:outline-level="2">5. <text:span text:style-name="Strong_20_Emphasis">Testes e Validação</text:span></text:h>
      <text:h text:style-name="P3" text:outline-level="3">5.1 Testes Unitários e de Integração</text:h>
      <text:list text:style-name="L33">
        <text:list-item>
          <text:p text:style-name="P61"><text:span text:style-name="Strong_20_Emphasis">Escreva testes para o back-end</text:span> usando PHPUnit e para o front-end usando Jest ou React Testing Library.</text:p>
        </text:list-item>
      </text:list>
      <text:h text:style-name="P3" text:outline-level="3">5.2 Teste do Usuário</text:h>
      <text:list text:style-name="L34">
        <text:list-item>
          <text:p text:style-name="P62"><text:span text:style-name="Strong_20_Emphasis">Peça feedback de usuários reais</text:span> (se possível) para identificar melhorias.</text:p>
        </text:list-item>
      </text:list>
      <text:h text:style-name="P2" text:outline-level="2">6. <text:span text:style-name="Strong_20_Emphasis">Implantação</text:span></text:h>
      <text:h text:style-name="P3" text:outline-level="3">6.1 Escolher um Serviço de Hospedagem</text:h>
      <text:list text:style-name="L35">
        <text:list-item>
          <text:p text:style-name="P63"><text:span text:style-name="Strong_20_Emphasis">Escolha um serviço de hospedagem</text:span> como DigitalOcean, Heroku ou AWS.</text:p>
        </text:list-item>
      </text:list>
      <text:h text:style-name="P3" text:outline-level="3">6.2 Configurar o Ambiente de Produção</text:h>
      <text:list text:style-name="L36">
        <text:list-item>
          <text:p text:style-name="P64"><text:span text:style-name="Strong_20_Emphasis">Configure o ambiente de produção com as mesmas configurações</text:span> do desenvolvimento.</text:p>
        </text:list-item>
      </text:list>
      <text:h text:style-name="P3" text:outline-level="3">6.3 Implantar o Código</text:h>
      <text:list text:style-name="L37">
        <text:list-item>
          <text:p text:style-name="P65"><text:span text:style-name="Strong_20_Emphasis">Faça o deploy do código</text:span> para o servidor.</text:p>
        </text:list-item>
      </text:list>
      <text:h text:style-name="P3" text:outline-level="3"><text:soft-page-break/>6.4 Configurar Domínio e SSL</text:h>
      <text:list text:style-name="L38">
        <text:list-item>
          <text:p text:style-name="P66"><text:span text:style-name="Strong_20_Emphasis">Adquira um domínio e configure um certificado SSL</text:span>.</text:p>
        </text:list-item>
      </text:list>
      <text:h text:style-name="P2" text:outline-level="2">7. <text:span text:style-name="Strong_20_Emphasis">Manutenção e Iteração</text:span></text:h>
      <text:h text:style-name="P3" text:outline-level="3">7.1 Monitorar o Sistema</text:h>
      <text:list text:style-name="L39">
        <text:list-item>
          <text:p text:style-name="P67"><text:span text:style-name="Strong_20_Emphasis">Implemente ferramentas de monitoramento</text:span> para acompanhar o desempenho e erros.</text:p>
        </text:list-item>
      </text:list>
      <text:h text:style-name="P3" text:outline-level="3">7.2 Coletar Feedback</text:h>
      <text:list text:style-name="L40">
        <text:list-item>
          <text:p text:style-name="P68"><text:span text:style-name="Strong_20_Emphasis">Continue coletando feedback dos usuários</text:span> para futuras melhorias.</text:p>
        </text:list-item>
      </text:list>
      <text:h text:style-name="P3" text:outline-level="3">7.3 Planejar Novas Funcionalidades</text:h>
      <text:list text:style-name="L41">
        <text:list-item>
          <text:p text:style-name="P69"><text:span text:style-name="Strong_20_Emphasis">Baseado no feedback e na análise de uso</text:span>, planeje novas funcionalidades e melhorias.</text:p>
        </text:list-item>
      </text:list>
      <text:h text:style-name="P2" text:outline-level="2">Conclusão</text:h>
      <text:p text:style-name="P10">Esse guia deve servir como um roadmap para o desenvolvimento do seu MVP e-Store. Ao seguir essas etapas, você poderá construir uma aplicação coesa e funcional, garantindo um processo de desenvolvimento mais estruturado e eficiente. Boa sorte com seu projeto! Se precisar de mais ajuda em qualquer etapa, não hesite em perguntar.</text:p>
      <text:p text:style-name="P10"/>
      <text:p text:style-name="P28">Documentação de Progresso</text:p>
      <text:p text:style-name="P10">.<text:span text:style-name="T12">ENV</text:span></text:p>
      <text:p text:style-name="P4">APP_NAME=BackendEStore APP_ENV=local APP_KEY=base64:eH8OlRwydsayo8ocBlh61/krg0thGClzv61h4Gby/sU= APP_DEBUG=true APP_TIMEZONE=UTC APP_URL=http://localhost APP_LOCALE=pt APP_FALLBACK_LOCALE=pt APP_FAKER_LOCALE=pt_BR APP_MAINTENANCE_DRIVER=file # APP_MAINTENANCE_STORE=database BCRYPT_ROUNDS=12 LOG_CHANNEL=stack LOG_STACK=single LOG_DEPRECATIONS_CHANNEL=null LOG_LEVEL=debug DB_CONNECTION=mysql DB_HOST=127.0.0.1 DB_PORT=3306 DB_DATABASE=e_store DB_USERNAME=eduardo DB_PASSWORD=<text:span text:style-name="T12">*************</text:span> SESSION_DRIVER=database SESSION_LIFETIME=120 SESSION_ENCRYPT=false SESSION_PATH=/ SESSION_DOMAIN=null BROADCAST_CONNECTION=log FILESYSTEM_DISK=local QUEUE_CONNECTION=database CACHE_STORE=database CACHE_PREFIX= MEMCACHED_HOST=127.0.0.1 REDIS_CLIENT=phpredis REDIS_HOST=127.0.0.1 REDIS_PASSWORD=null REDIS_PORT=6379 MAIL_MAILER=log MAIL_HOST=127.0.0.1 MAIL_PORT=2525 MAIL_USERNAME=null MAIL_PASSWORD=null MAIL_ENCRYPTION=null MAIL_FROM_ADDRESS="hello@example.com" MAIL_FROM_NAME="${APP_NAME}" AWS_ACCESS_KEY_ID= AWS_SECRET_ACCESS_KEY= AWS_DEFAULT_REGION=us-east-1 AWS_BUCKET= AWS_USE_PATH_STYLE_ENDPOINT=false VITE_APP_NAME="${APP_NAME}"</text:p>
      <text:h text:style-name="P19" text:outline-level="6">ChatGPT said:</text:h>
      <text:p text:style-name="P15">O seu arquivo <text:span text:style-name="Source_20_Text">.env</text:span> parece estar configurado corretamente para um ambiente de desenvolvimento com Laravel. Aqui estão algumas considerações adicionais:</text:p>
      <text:h text:style-name="P16" text:outline-level="3">Sugestões</text:h>
      <text:list text:style-name="L42">
        <text:list-item>
          <text:p text:style-name="P107"><text:span text:style-name="Strong_20_Emphasis">Senha do Banco de Dados</text:span>: Verifique se a senha <text:span text:style-name="Source_20_Text">@senha_do_db45</text:span> é forte o suficiente. Senhas longas, com uma combinação de letras, números e caracteres especiais, são recomendadas.</text:p>
        </text:list-item>
        <text:list-item>
          <text:p text:style-name="P107"><text:span text:style-name="Strong_20_Emphasis">Ambiente Local</text:span>: Como você está usando o ambiente local (<text:span text:style-name="Source_20_Text">APP_ENV=local</text:span>), é seguro manter o <text:span text:style-name="Source_20_Text">APP_DEBUG=true</text:span> para facilitar o desenvolvimento. Lembre-se de mudar para <text:span text:style-name="Source_20_Text">false</text:span> em produção.</text:p>
        </text:list-item>
        <text:list-item>
          <text:p text:style-name="P107"><text:span text:style-name="Strong_20_Emphasis">Localização e Segurança</text:span>: Certifique-se de que o arquivo <text:span text:style-name="Source_20_Text">.env</text:span> está protegido e não é exposto publicamente. Mantenha-o fora do controle de versão (verifique se está no <text:span text:style-name="Source_20_Text">.gitignore</text:span>).</text:p>
        </text:list-item>
        <text:list-item>
          <text:p text:style-name="P107"><text:span text:style-name="Strong_20_Emphasis">Variáveis Sensíveis</text:span>: Para ambientes de produção, considere usar variáveis de ambiente do servidor ou um serviço de gerenciamento de segredos para armazenar suas senhas e chaves.</text:p>
        </text:list-item>
        <text:list-item>
          <text:p text:style-name="P107"><text:span text:style-name="Strong_20_Emphasis">Documentação</text:span>: É útil documentar as configurações no seu projeto, explicando o que cada variável faz, especialmente se outros desenvolvedores forem trabalhar no código.</text:p>
        </text:list-item>
      </text:list>
      <text:h text:style-name="P16" text:outline-level="3">Resumo</text:h>
      <text:p text:style-name="P15">Com as devidas precauções, sua configuração atual está adequada para um ambiente de desenvolvimento. Apenas esteja atento à segurança ao mover para produção. Se precisar de mais ajuda, estou à disposição!</text:p>
      <text:p text:style-name="P37">Anexo I</text:p>
      <text:p text:style-name="P39">┌──(eduardo㉿kali)-[~/Desktop/e-store/backend]</text:p>
      <text:p text:style-name="P39">└─$ php artisan test <text:s text:c="12"/></text:p>
      <text:p text:style-name="P39"/>
      <text:p text:style-name="P39"/>
      <text:p text:style-name="P39"><text:s text:c="3"/>PASS <text:s/>Tests\Unit\ExampleTest</text:p>
      <text:p text:style-name="P39"><text:s text:c="2"/>✓ that true is true</text:p>
      <text:p text:style-name="P39"/>
      <text:p text:style-name="P39"><text:s text:c="3"/>PASS <text:s/>Tests\Feature\ExampleTest</text:p>
      <text:p text:style-name="P39"><text:s text:c="2"/>✓ the application returns a successful response <text:s text:c="115"/>0.06s <text:s/></text:p>
      <text:p text:style-name="P39"/>
      <text:p text:style-name="P39"><text:s text:c="3"/>FAIL <text:s/>Tests\Feature\ProductTest</text:p>
      <text:p text:style-name="P39"><text:s text:c="2"/>⨯ create product with valid data <text:s text:c="115"/>9.12s <text:s/></text:p>
      <text:p text:style-name="P39"><text:s text:c="2"/>✓ create product with invalid data <text:s text:c="128"/>0.01s <text:s/></text:p>
      <text:p text:style-name="P39"><text:s text:c="2"/>⨯ edit product <text:s text:c="148"/>0.01s <text:s/></text:p>
      <text:p text:style-name="P39"><text:s text:c="2"/>⨯ delete product <text:s text:c="146"/>0.01s <text:s/></text:p>
      <text:p text:style-name="P39"><text:s text:c="2"/>✓ product validation fails for empty fields <text:s text:c="119"/>0.01s <text:s/></text:p>
      <text:p text:style-name="P39"><text:s text:c="2"/>⨯ product listing</text:p>
      <text:p text:style-name="P39"><text:s text:c="2"/>⨯ product pagination <text:s text:c="142"/>0.01s <text:s/></text:p>
      <text:p text:style-name="P39"><text:s text:c="2"/>⨯ product search</text:p>
      <text:p text:style-name="P39"><text:s text:c="2"/>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 <text:s/></text:p>
      <text:p text:style-name="P39"><text:s text:c="3"/>FAILED <text:s/>Tests\Feature\ProductTest &gt; create product with valid data <text:s text:c="102"/></text:p>
      <text:p text:style-name="P39"><text:s text:c="2"/>Expected response status code [302] but received 500.</text:p>
      <text:p text:style-name="P39">Failed asserting that 500 is identical to 302.</text:p>
      <text:p text:style-name="P39"/>
      <text:p text:style-name="P39">The following exception occurred during the last request:</text:p>
      <text:p text:style-name="P39"/>
      <text:p text:style-name="P39">PDOException: SQLSTATE[HY000]: General error: 1364 Field 'nome' doesn't have a default value in /home/eduardo/Desktop/e-store/backend/vendor/laravel/framework/src/Illuminate/Database/MySqlConnection.php:53</text:p>
      <text:p text:style-name="P39">Stack trace:</text:p>
      <text:p text:style-name="P39">#0 /home/eduardo/Desktop/e-store/backend/vendor/laravel/framework/src/Illuminate/Database/MySqlConnection.php(53): PDOStatement-&gt;execute()</text:p>
      <text:p text:style-name="P39">#1 /home/eduardo/Desktop/e-store/backend/vendor/laravel/framework/src/Illuminate/Database/Connection.php(812): Illuminate\Database\MySqlConnection-&gt;Illuminate\Database\{closure}()</text:p>
      <text:p text:style-name="P39">#2 /home/eduardo/Desktop/e-store/backend/vendor/laravel/framework/src/Illuminate/Database/Connection.php(779): Illuminate\Database\Connection-&gt;runQueryCallback()</text:p>
      <text:p text:style-name="P39">#3 /home/eduardo/Desktop/e-store/backend/vendor/laravel/framework/src/Illuminate/Database/MySqlConnection.php(42): Illuminate\Database\Connection-&gt;run()</text:p>
      <text:p text:style-name="P39">#4 /home/eduardo/Desktop/e-store/backend/vendor/laravel/framework/src/Illuminate/Database/Query/Processors/MySqlProcessor.php(35): Illuminate\Database\MySqlConnection-&gt;insert()</text:p>
      <text:p text:style-name="P39"><text:soft-page-break/>#5 /home/eduardo/Desktop/e-store/backend/vendor/laravel/framework/src/Illuminate/Database/Query/Builder.php(3796): Illuminate\Database\Query\Processors\MySqlProcessor-&gt;processInsertGetId()</text:p>
      <text:p text:style-name="P39">#6 /home/eduardo/Desktop/e-store/backend/vendor/laravel/framework/src/Illuminate/Database/Eloquent/Builder.php(2038): Illuminate\Database\Query\Builder-&gt;insertGetId()</text:p>
      <text:p text:style-name="P39">#7 /home/eduardo/Desktop/e-store/backend/vendor/laravel/framework/src/Illuminate/Database/Eloquent/Model.php(1358): Illuminate\Database\Eloquent\Builder-&gt;__call()</text:p>
      <text:p text:style-name="P39">#8 /home/eduardo/Desktop/e-store/backend/vendor/laravel/framework/src/Illuminate/Database/Eloquent/Model.php(1323): Illuminate\Database\Eloquent\Model-&gt;insertAndSetId()</text:p>
      <text:p text:style-name="P39">#9 /home/eduardo/Desktop/e-store/backend/vendor/laravel/framework/src/Illuminate/Database/Eloquent/Model.php(1162): Illuminate\Database\Eloquent\Model-&gt;performInsert()</text:p>
      <text:p text:style-name="P39">#10 /home/eduardo/Desktop/e-store/backend/vendor/laravel/framework/src/Illuminate/Database/Eloquent/Builder.php(1079): Illuminate\Database\Eloquent\Model-&gt;save()</text:p>
      <text:p text:style-name="P39">#11 /home/eduardo/Desktop/e-store/backend/vendor/laravel/framework/src/Illuminate/Support/helpers.php(380): Illuminate\Database\Eloquent\Builder-&gt;Illuminate\Database\Eloquent\{closure}()</text:p>
      <text:p text:style-name="P39">#12 /home/eduardo/Desktop/e-store/backend/vendor/laravel/framework/src/Illuminate/Database/Eloquent/Builder.php(1078): tap()</text:p>
      <text:p text:style-name="P39">#13 /home/eduardo/Desktop/e-store/backend/vendor/laravel/framework/src/Illuminate/Support/Traits/ForwardsCalls.php(23): Illuminate\Database\Eloquent\Builder-&gt;create()</text:p>
      <text:p text:style-name="P39">#14 /home/eduardo/Desktop/e-store/backend/vendor/laravel/framework/src/Illuminate/Database/Eloquent/Model.php(2367): Illuminate\Database\Eloquent\Model-&gt;forwardCallTo()</text:p>
      <text:p text:style-name="P39">#15 /home/eduardo/Desktop/e-store/backend/vendor/laravel/framework/src/Illuminate/Database/Eloquent/Model.php(2379): Illuminate\Database\Eloquent\Model-&gt;__call()</text:p>
      <text:p text:style-name="P39">#16 /home/eduardo/Desktop/e-store/backend/app/Http/Controllers/ProductController.php(49): Illuminate\Database\Eloquent\Model::__callStatic()</text:p>
      <text:p text:style-name="P39">#17 /home/eduardo/Desktop/e-store/backend/vendor/laravel/framework/src/Illuminate/Routing/ControllerDispatcher.php(46): App\Http\Controllers\ProductController-&gt;store()</text:p>
      <text:p text:style-name="P39">#18 /home/eduardo/Desktop/e-store/backend/vendor/laravel/framework/src/Illuminate/Routing/Route.php(262): Illuminate\Routing\ControllerDispatcher-&gt;dispatch()</text:p>
      <text:p text:style-name="P39">#19 /home/eduardo/Desktop/e-store/backend/vendor/laravel/framework/src/Illuminate/Routing/Route.php(208): Illuminate\Routing\Route-&gt;runController()</text:p>
      <text:p text:style-name="P39">#20 /home/eduardo/Desktop/e-store/backend/vendor/laravel/framework/src/Illuminate/Routing/Router.php(808): Illuminate\Routing\Route-&gt;run()</text:p>
      <text:p text:style-name="P39">#21 /home/eduardo/Desktop/e-store/backend/vendor/laravel/framework/src/Illuminate/Pipeline/Pipeline.php(144): Illuminate\Routing\Router-&gt;Illuminate\Routing\{closure}()</text:p>
      <text:p text:style-name="P39">#22 /home/eduardo/Desktop/e-store/backend/vendor/laravel/framework/src/Illuminate/Routing/Middleware/SubstituteBindings.php(51): Illuminate\Pipeline\Pipeline-&gt;Illuminate\Pipeline\{closure}()</text:p>
      <text:p text:style-name="P39">#23 /home/eduardo/Desktop/e-store/backend/vendor/laravel/framework/src/Illuminate/Pipeline/Pipeline.php(183): Illuminate\Routing\Middleware\SubstituteBindings-&gt;handle()</text:p>
      <text:p text:style-name="P39">#24 /home/eduardo/Desktop/e-store/backend/vendor/laravel/framework/src/Illuminate/Foundation/Http/Middleware/VerifyCsrfToken.php(88): Illuminate\Pipeline\Pipeline-&gt;Illuminate\Pipeline\{closure}()</text:p>
      <text:p text:style-name="P39">#25 /home/eduardo/Desktop/e-store/backend/vendor/laravel/framework/src/Illuminate/Pipeline/Pipeline.php(183): Illuminate\Foundation\Http\Middleware\VerifyCsrfToken-&gt;handle()</text:p>
      <text:p text:style-name="P39">#26 /home/eduardo/Desktop/e-store/backend/vendor/laravel/framework/src/Illuminate/View/Middleware/ShareErrorsFromSession.php(49): Illuminate\Pipeline\Pipeline-&gt;Illuminate\Pipeline\{closure}()</text:p>
      <text:p text:style-name="P39">#27 /home/eduardo/Desktop/e-store/backend/vendor/laravel/framework/src/Illuminate/Pipeline/Pipeline.php(183): Illuminate\View\Middleware\ShareErrorsFromSession-&gt;handle()</text:p>
      <text:p text:style-name="P39">#28 /home/eduardo/Desktop/e-store/backend/vendor/laravel/framework/src/Illuminate/Session/Middleware/StartSession.php(121): Illuminate\Pipeline\Pipeline-&gt;Illuminate\Pipeline\{closure}()</text:p>
      <text:p text:style-name="P39"><text:soft-page-break/>#29 /home/eduardo/Desktop/e-store/backend/vendor/laravel/framework/src/Illuminate/Session/Middleware/StartSession.php(64): Illuminate\Session\Middleware\StartSession-&gt;handleStatefulRequest()</text:p>
      <text:p text:style-name="P39">#30 /home/eduardo/Desktop/e-store/backend/vendor/laravel/framework/src/Illuminate/Pipeline/Pipeline.php(183): Illuminate\Session\Middleware\StartSession-&gt;handle()</text:p>
      <text:p text:style-name="P39">#31 /home/eduardo/Desktop/e-store/backend/vendor/laravel/framework/src/Illuminate/Cookie/Middleware/AddQueuedCookiesToResponse.php(37): Illuminate\Pipeline\Pipeline-&gt;Illuminate\Pipeline\{closure}()</text:p>
      <text:p text:style-name="P39">#32 /home/eduardo/Desktop/e-store/backend/vendor/laravel/framework/src/Illuminate/Pipeline/Pipeline.php(183): Illuminate\Cookie\Middleware\AddQueuedCookiesToResponse-&gt;handle()</text:p>
      <text:p text:style-name="P39">#33 /home/eduardo/Desktop/e-store/backend/vendor/laravel/framework/src/Illuminate/Cookie/Middleware/EncryptCookies.php(75): Illuminate\Pipeline\Pipeline-&gt;Illuminate\Pipeline\{closure}()</text:p>
      <text:p text:style-name="P39">#34 /home/eduardo/Desktop/e-store/backend/vendor/laravel/framework/src/Illuminate/Pipeline/Pipeline.php(183): Illuminate\Cookie\Middleware\EncryptCookies-&gt;handle()</text:p>
      <text:p text:style-name="P39">#35 /home/eduardo/Desktop/e-store/backend/vendor/laravel/framework/src/Illuminate/Pipeline/Pipeline.php(119): Illuminate\Pipeline\Pipeline-&gt;Illuminate\Pipeline\{closure}()</text:p>
      <text:p text:style-name="P39">#36 /home/eduardo/Desktop/e-store/backend/vendor/laravel/framework/src/Illuminate/Routing/Router.php(807): Illuminate\Pipeline\Pipeline-&gt;then()</text:p>
      <text:p text:style-name="P39">#37 /home/eduardo/Desktop/e-store/backend/vendor/laravel/framework/src/Illuminate/Routing/Router.php(786): Illuminate\Routing\Router-&gt;runRouteWithinStack()</text:p>
      <text:p text:style-name="P39">#38 /home/eduardo/Desktop/e-store/backend/vendor/laravel/framework/src/Illuminate/Routing/Router.php(750): Illuminate\Routing\Router-&gt;runRoute()</text:p>
      <text:p text:style-name="P39">#39 /home/eduardo/Desktop/e-store/backend/vendor/laravel/framework/src/Illuminate/Routing/Router.php(739): Illuminate\Routing\Router-&gt;dispatchToRoute()</text:p>
      <text:p text:style-name="P39">#40 /home/eduardo/Desktop/e-store/backend/vendor/laravel/framework/src/Illuminate/Foundation/Http/Kernel.php(201): Illuminate\Routing\Router-&gt;dispatch()</text:p>
      <text:p text:style-name="P39">#41 /home/eduardo/Desktop/e-store/backend/vendor/laravel/framework/src/Illuminate/Pipeline/Pipeline.php(144): Illuminate\Foundation\Http\Kernel-&gt;Illuminate\Foundation\Http\{closure}()</text:p>
      <text:p text:style-name="P39">#42 /home/eduardo/Desktop/e-store/backend/vendor/laravel/framework/src/Illuminate/Foundation/Http/Middleware/TransformsRequest.php(21): Illuminate\Pipeline\Pipeline-&gt;Illuminate\Pipeline\{closure}()</text:p>
      <text:p text:style-name="P39">#43 /home/eduardo/Desktop/e-store/backend/vendor/laravel/framework/src/Illuminate/Foundation/Http/Middleware/ConvertEmptyStringsToNull.php(31): Illuminate\Foundation\Http\Middleware\TransformsRequest-&gt;handle()</text:p>
      <text:p text:style-name="P39">#44 /home/eduardo/Desktop/e-store/backend/vendor/laravel/framework/src/Illuminate/Pipeline/Pipeline.php(183): Illuminate\Foundation\Http\Middleware\ConvertEmptyStringsToNull-&gt;handle()</text:p>
      <text:p text:style-name="P39">#45 /home/eduardo/Desktop/e-store/backend/vendor/laravel/framework/src/Illuminate/Foundation/Http/Middleware/TransformsRequest.php(21): Illuminate\Pipeline\Pipeline-&gt;Illuminate\Pipeline\{closure}()</text:p>
      <text:p text:style-name="P39">#46 /home/eduardo/Desktop/e-store/backend/vendor/laravel/framework/src/Illuminate/Foundation/Http/Middleware/TrimStrings.php(51): Illuminate\Foundation\Http\Middleware\TransformsRequest-&gt;handle()</text:p>
      <text:p text:style-name="P39">#47 /home/eduardo/Desktop/e-store/backend/vendor/laravel/framework/src/Illuminate/Pipeline/Pipeline.php(183): Illuminate\Foundation\Http\Middleware\TrimStrings-&gt;handle()</text:p>
      <text:p text:style-name="P39">#48 /home/eduardo/Desktop/e-store/backend/vendor/laravel/framework/src/Illuminate/Http/Middleware/ValidatePostSize.php(27): Illuminate\Pipeline\Pipeline-&gt;Illuminate\Pipeline\{closure}()</text:p>
      <text:p text:style-name="P39">#49 /home/eduardo/Desktop/e-store/backend/vendor/laravel/framework/src/Illuminate/Pipeline/Pipeline.php(183): Illuminate\Http\Middleware\ValidatePostSize-&gt;handle()</text:p>
      <text:p text:style-name="P39">#50 /home/eduardo/Desktop/e-store/backend/vendor/laravel/framework/src/Illuminate/Foundation/Http/Middleware/PreventRequestsDuringMaintenance.php(110): Illuminate\Pipeline\Pipeline-&gt;Illuminate\Pipeline\{closure}()</text:p>
      <text:p text:style-name="P39"><text:soft-page-break/>#51 /home/eduardo/Desktop/e-store/backend/vendor/laravel/framework/src/Illuminate/Pipeline/Pipeline.php(183): Illuminate\Foundation\Http\Middleware\PreventRequestsDuringMaintenance-&gt;handle()</text:p>
      <text:p text:style-name="P39">#52 /home/eduardo/Desktop/e-store/backend/vendor/laravel/framework/src/Illuminate/Http/Middleware/HandleCors.php(49): Illuminate\Pipeline\Pipeline-&gt;Illuminate\Pipeline\{closure}()</text:p>
      <text:p text:style-name="P39">#53 /home/eduardo/Desktop/e-store/backend/vendor/laravel/framework/src/Illuminate/Pipeline/Pipeline.php(183): Illuminate\Http\Middleware\HandleCors-&gt;handle()</text:p>
      <text:p text:style-name="P39">#54 /home/eduardo/Desktop/e-store/backend/vendor/laravel/framework/src/Illuminate/Http/Middleware/TrustProxies.php(58): Illuminate\Pipeline\Pipeline-&gt;Illuminate\Pipeline\{closure}()</text:p>
      <text:p text:style-name="P39">#55 /home/eduardo/Desktop/e-store/backend/vendor/laravel/framework/src/Illuminate/Pipeline/Pipeline.php(183): Illuminate\Http\Middleware\TrustProxies-&gt;handle()</text:p>
      <text:p text:style-name="P39">#56 /home/eduardo/Desktop/e-store/backend/vendor/laravel/framework/src/Illuminate/Foundation/Http/Middleware/InvokeDeferredCallbacks.php(22): Illuminate\Pipeline\Pipeline-&gt;Illuminate\Pipeline\{closure}()</text:p>
      <text:p text:style-name="P39">#57 /home/eduardo/Desktop/e-store/backend/vendor/laravel/framework/src/Illuminate/Pipeline/Pipeline.php(183): Illuminate\Foundation\Http\Middleware\InvokeDeferredCallbacks-&gt;handle()</text:p>
      <text:p text:style-name="P39">#58 /home/eduardo/Desktop/e-store/backend/vendor/laravel/framework/src/Illuminate/Pipeline/Pipeline.php(119): Illuminate\Pipeline\Pipeline-&gt;Illuminate\Pipeline\{closure}()</text:p>
      <text:p text:style-name="P39">#59 /home/eduardo/Desktop/e-store/backend/vendor/laravel/framework/src/Illuminate/Foundation/Http/Kernel.php(176): Illuminate\Pipeline\Pipeline-&gt;then()</text:p>
      <text:p text:style-name="P39">#60 /home/eduardo/Desktop/e-store/backend/vendor/laravel/framework/src/Illuminate/Foundation/Http/Kernel.php(145): Illuminate\Foundation\Http\Kernel-&gt;sendRequestThroughRouter()</text:p>
      <text:p text:style-name="P39">#61 /home/eduardo/Desktop/e-store/backend/vendor/laravel/framework/src/Illuminate/Foundation/Testing/Concerns/MakesHttpRequests.php(604): Illuminate\Foundation\Http\Kernel-&gt;handle()</text:p>
      <text:p text:style-name="P39">#62 /home/eduardo/Desktop/e-store/backend/vendor/laravel/framework/src/Illuminate/Foundation/Testing/Concerns/MakesHttpRequests.php(394): Illuminate\Foundation\Testing\TestCase-&gt;call()</text:p>
      <text:p text:style-name="P39">#63 /home/eduardo/Desktop/e-store/backend/tests/Feature/ProductTest.php(16): Illuminate\Foundation\Testing\TestCase-&gt;post()</text:p>
      <text:p text:style-name="P39">#64 /home/eduardo/Desktop/e-store/backend/vendor/phpunit/phpunit/src/Framework/TestCase.php(1234): Tests\Feature\ProductTest-&gt;testCreateProductWithValidData()</text:p>
      <text:p text:style-name="P39">#65 /home/eduardo/Desktop/e-store/backend/vendor/phpunit/phpunit/src/Framework/TestCase.php(515): PHPUnit\Framework\TestCase-&gt;runTest()</text:p>
      <text:p text:style-name="P39">#66 /home/eduardo/Desktop/e-store/backend/vendor/phpunit/phpunit/src/Framework/TestRunner/TestRunner.php(86): PHPUnit\Framework\TestCase-&gt;runBare()</text:p>
      <text:p text:style-name="P39">#67 /home/eduardo/Desktop/e-store/backend/vendor/phpunit/phpunit/src/Framework/TestCase.php(362): PHPUnit\Framework\TestRunner-&gt;run()</text:p>
      <text:p text:style-name="P39">#68 /home/eduardo/Desktop/e-store/backend/vendor/phpunit/phpunit/src/Framework/TestSuite.php(394): PHPUnit\Framework\TestCase-&gt;run()</text:p>
      <text:p text:style-name="P39">#69 /home/eduardo/Desktop/e-store/backend/vendor/phpunit/phpunit/src/Framework/TestSuite.php(394): PHPUnit\Framework\TestSuite-&gt;run()</text:p>
      <text:p text:style-name="P39">#70 /home/eduardo/Desktop/e-store/backend/vendor/phpunit/phpunit/src/Framework/TestSuite.php(394): PHPUnit\Framework\TestSuite-&gt;run()</text:p>
      <text:p text:style-name="P39">#71 /home/eduardo/Desktop/e-store/backend/vendor/phpunit/phpunit/src/TextUI/TestRunner.php(64): PHPUnit\Framework\TestSuite-&gt;run()</text:p>
      <text:p text:style-name="P39">#72 /home/eduardo/Desktop/e-store/backend/vendor/phpunit/phpunit/src/TextUI/Application.php(207): PHPUnit\TextUI\TestRunner-&gt;run()</text:p>
      <text:p text:style-name="P39">#73 /home/eduardo/Desktop/e-store/backend/vendor/phpunit/phpunit/phpunit(104): PHPUnit\TextUI\Application-&gt;run()</text:p>
      <text:p text:style-name="P39">#74 {main}</text:p>
      <text:p text:style-name="P39"><text:soft-page-break/></text:p>
      <text:p text:style-name="P39">Next Illuminate\Database\QueryException: SQLSTATE[HY000]: General error: 1364 Field 'nome' doesn't have a default value (Connection: mariadb, SQL: insert into `produtos` (`updated_at`, `created_at`) values (2024-10-01 05:32:08, 2024-10-01 05:32:08)) in /home/eduardo/Desktop/e-store/backend/vendor/laravel/framework/src/Illuminate/Database/Connection.php:825</text:p>
      <text:p text:style-name="P39">Stack trace:</text:p>
      <text:p text:style-name="P39">#0 /home/eduardo/Desktop/e-store/backend/vendor/laravel/framework/src/Illuminate/Database/Connection.php(779): Illuminate\Database\Connection-&gt;runQueryCallback()</text:p>
      <text:p text:style-name="P39">#1 /home/eduardo/Desktop/e-store/backend/vendor/laravel/framework/src/Illuminate/Database/MySqlConnection.php(42): Illuminate\Database\Connection-&gt;run()</text:p>
      <text:p text:style-name="P39">#2 /home/eduardo/Desktop/e-store/backend/vendor/laravel/framework/src/Illuminate/Database/Query/Processors/MySqlProcessor.php(35): Illuminate\Database\MySqlConnection-&gt;insert()</text:p>
      <text:p text:style-name="P39">#3 /home/eduardo/Desktop/e-store/backend/vendor/laravel/framework/src/Illuminate/Database/Query/Builder.php(3796): Illuminate\Database\Query\Processors\MySqlProcessor-&gt;processInsertGetId()</text:p>
      <text:p text:style-name="P39">#4 /home/eduardo/Desktop/e-store/backend/vendor/laravel/framework/src/Illuminate/Database/Eloquent/Builder.php(2038): Illuminate\Database\Query\Builder-&gt;insertGetId()</text:p>
      <text:p text:style-name="P39">#5 /home/eduardo/Desktop/e-store/backend/vendor/laravel/framework/src/Illuminate/Database/Eloquent/Model.php(1358): Illuminate\Database\Eloquent\Builder-&gt;__call()</text:p>
      <text:p text:style-name="P39">#6 /home/eduardo/Desktop/e-store/backend/vendor/laravel/framework/src/Illuminate/Database/Eloquent/Model.php(1323): Illuminate\Database\Eloquent\Model-&gt;insertAndSetId()</text:p>
      <text:p text:style-name="P39">#7 /home/eduardo/Desktop/e-store/backend/vendor/laravel/framework/src/Illuminate/Database/Eloquent/Model.php(1162): Illuminate\Database\Eloquent\Model-&gt;performInsert()</text:p>
      <text:p text:style-name="P39">#8 /home/eduardo/Desktop/e-store/backend/vendor/laravel/framework/src/Illuminate/Database/Eloquent/Builder.php(1079): Illuminate\Database\Eloquent\Model-&gt;save()</text:p>
      <text:p text:style-name="P39">#9 /home/eduardo/Desktop/e-store/backend/vendor/laravel/framework/src/Illuminate/Support/helpers.php(380): Illuminate\Database\Eloquent\Builder-&gt;Illuminate\Database\Eloquent\{closure}()</text:p>
      <text:p text:style-name="P39">#10 /home/eduardo/Desktop/e-store/backend/vendor/laravel/framework/src/Illuminate/Database/Eloquent/Builder.php(1078): tap()</text:p>
      <text:p text:style-name="P39">#11 /home/eduardo/Desktop/e-store/backend/vendor/laravel/framework/src/Illuminate/Support/Traits/ForwardsCalls.php(23): Illuminate\Database\Eloquent\Builder-&gt;create()</text:p>
      <text:p text:style-name="P39">#12 /home/eduardo/Desktop/e-store/backend/vendor/laravel/framework/src/Illuminate/Database/Eloquent/Model.php(2367): Illuminate\Database\Eloquent\Model-&gt;forwardCallTo()</text:p>
      <text:p text:style-name="P39">#13 /home/eduardo/Desktop/e-store/backend/vendor/laravel/framework/src/Illuminate/Database/Eloquent/Model.php(2379): Illuminate\Database\Eloquent\Model-&gt;__call()</text:p>
      <text:p text:style-name="P39">#14 /home/eduardo/Desktop/e-store/backend/app/Http/Controllers/ProductController.php(49): Illuminate\Database\Eloquent\Model::__callStatic()</text:p>
      <text:p text:style-name="P39">#15 /home/eduardo/Desktop/e-store/backend/vendor/laravel/framework/src/Illuminate/Routing/ControllerDispatcher.php(46): App\Http\Controllers\ProductController-&gt;store()</text:p>
      <text:p text:style-name="P39">#16 /home/eduardo/Desktop/e-store/backend/vendor/laravel/framework/src/Illuminate/Routing/Route.php(262): Illuminate\Routing\ControllerDispatcher-&gt;dispatch()</text:p>
      <text:p text:style-name="P39">#17 /home/eduardo/Desktop/e-store/backend/vendor/laravel/framework/src/Illuminate/Routing/Route.php(208): Illuminate\Routing\Route-&gt;runController()</text:p>
      <text:p text:style-name="P39">#18 /home/eduardo/Desktop/e-store/backend/vendor/laravel/framework/src/Illuminate/Routing/Router.php(808): Illuminate\Routing\Route-&gt;run()</text:p>
      <text:p text:style-name="P39">#19 /home/eduardo/Desktop/e-store/backend/vendor/laravel/framework/src/Illuminate/Pipeline/Pipeline.php(144): Illuminate\Routing\Router-&gt;Illuminate\Routing\{closure}()</text:p>
      <text:p text:style-name="P39">#20 /home/eduardo/Desktop/e-store/backend/vendor/laravel/framework/src/Illuminate/Routing/Middleware/SubstituteBindings.php(51): Illuminate\Pipeline\Pipeline-&gt;Illuminate\Pipeline\{closure}()</text:p>
      <text:p text:style-name="P39">#21 /home/eduardo/Desktop/e-store/backend/vendor/laravel/framework/src/Illuminate/Pipeline/Pipeline.php(183): Illuminate\Routing\Middleware\SubstituteBindings-&gt;handle()</text:p>
      <text:p text:style-name="P39"><text:soft-page-break/>#22 /home/eduardo/Desktop/e-store/backend/vendor/laravel/framework/src/Illuminate/Foundation/Http/Middleware/VerifyCsrfToken.php(88): Illuminate\Pipeline\Pipeline-&gt;Illuminate\Pipeline\{closure}()</text:p>
      <text:p text:style-name="P39">#23 /home/eduardo/Desktop/e-store/backend/vendor/laravel/framework/src/Illuminate/Pipeline/Pipeline.php(183): Illuminate\Foundation\Http\Middleware\VerifyCsrfToken-&gt;handle()</text:p>
      <text:p text:style-name="P39">#24 /home/eduardo/Desktop/e-store/backend/vendor/laravel/framework/src/Illuminate/View/Middleware/ShareErrorsFromSession.php(49): Illuminate\Pipeline\Pipeline-&gt;Illuminate\Pipeline\{closure}()</text:p>
      <text:p text:style-name="P39">#25 /home/eduardo/Desktop/e-store/backend/vendor/laravel/framework/src/Illuminate/Pipeline/Pipeline.php(183): Illuminate\View\Middleware\ShareErrorsFromSession-&gt;handle()</text:p>
      <text:p text:style-name="P39">#26 /home/eduardo/Desktop/e-store/backend/vendor/laravel/framework/src/Illuminate/Session/Middleware/StartSession.php(121): Illuminate\Pipeline\Pipeline-&gt;Illuminate\Pipeline\{closure}()</text:p>
      <text:p text:style-name="P39">#27 /home/eduardo/Desktop/e-store/backend/vendor/laravel/framework/src/Illuminate/Session/Middleware/StartSession.php(64): Illuminate\Session\Middleware\StartSession-&gt;handleStatefulRequest()</text:p>
      <text:p text:style-name="P39">#28 /home/eduardo/Desktop/e-store/backend/vendor/laravel/framework/src/Illuminate/Pipeline/Pipeline.php(183): Illuminate\Session\Middleware\StartSession-&gt;handle()</text:p>
      <text:p text:style-name="P39">#29 /home/eduardo/Desktop/e-store/backend/vendor/laravel/framework/src/Illuminate/Cookie/Middleware/AddQueuedCookiesToResponse.php(37): Illuminate\Pipeline\Pipeline-&gt;Illuminate\Pipeline\{closure}()</text:p>
      <text:p text:style-name="P39">#30 /home/eduardo/Desktop/e-store/backend/vendor/laravel/framework/src/Illuminate/Pipeline/Pipeline.php(183): Illuminate\Cookie\Middleware\AddQueuedCookiesToResponse-&gt;handle()</text:p>
      <text:p text:style-name="P39">#31 /home/eduardo/Desktop/e-store/backend/vendor/laravel/framework/src/Illuminate/Cookie/Middleware/EncryptCookies.php(75): Illuminate\Pipeline\Pipeline-&gt;Illuminate\Pipeline\{closure}()</text:p>
      <text:p text:style-name="P39">#32 /home/eduardo/Desktop/e-store/backend/vendor/laravel/framework/src/Illuminate/Pipeline/Pipeline.php(183): Illuminate\Cookie\Middleware\EncryptCookies-&gt;handle()</text:p>
      <text:p text:style-name="P39">#33 /home/eduardo/Desktop/e-store/backend/vendor/laravel/framework/src/Illuminate/Pipeline/Pipeline.php(119): Illuminate\Pipeline\Pipeline-&gt;Illuminate\Pipeline\{closure}()</text:p>
      <text:p text:style-name="P39">#34 /home/eduardo/Desktop/e-store/backend/vendor/laravel/framework/src/Illuminate/Routing/Router.php(807): Illuminate\Pipeline\Pipeline-&gt;then()</text:p>
      <text:p text:style-name="P39">#35 /home/eduardo/Desktop/e-store/backend/vendor/laravel/framework/src/Illuminate/Routing/Router.php(786): Illuminate\Routing\Router-&gt;runRouteWithinStack()</text:p>
      <text:p text:style-name="P39">#36 /home/eduardo/Desktop/e-store/backend/vendor/laravel/framework/src/Illuminate/Routing/Router.php(750): Illuminate\Routing\Router-&gt;runRoute()</text:p>
      <text:p text:style-name="P39">#37 /home/eduardo/Desktop/e-store/backend/vendor/laravel/framework/src/Illuminate/Routing/Router.php(739): Illuminate\Routing\Router-&gt;dispatchToRoute()</text:p>
      <text:p text:style-name="P39">#38 /home/eduardo/Desktop/e-store/backend/vendor/laravel/framework/src/Illuminate/Foundation/Http/Kernel.php(201): Illuminate\Routing\Router-&gt;dispatch()</text:p>
      <text:p text:style-name="P39">#39 /home/eduardo/Desktop/e-store/backend/vendor/laravel/framework/src/Illuminate/Pipeline/Pipeline.php(144): Illuminate\Foundation\Http\Kernel-&gt;Illuminate\Foundation\Http\{closure}()</text:p>
      <text:p text:style-name="P39">#40 /home/eduardo/Desktop/e-store/backend/vendor/laravel/framework/src/Illuminate/Foundation/Http/Middleware/TransformsRequest.php(21): Illuminate\Pipeline\Pipeline-&gt;Illuminate\Pipeline\{closure}()</text:p>
      <text:p text:style-name="P39">#41 /home/eduardo/Desktop/e-store/backend/vendor/laravel/framework/src/Illuminate/Foundation/Http/Middleware/ConvertEmptyStringsToNull.php(31): Illuminate\Foundation\Http\Middleware\TransformsRequest-&gt;handle()</text:p>
      <text:p text:style-name="P39">#42 /home/eduardo/Desktop/e-store/backend/vendor/laravel/framework/src/Illuminate/Pipeline/Pipeline.php(183): Illuminate\Foundation\Http\Middleware\ConvertEmptyStringsToNull-&gt;handle()</text:p>
      <text:p text:style-name="P39">#43 /home/eduardo/Desktop/e-store/backend/vendor/laravel/framework/src/Illuminate/Foundation/Http/Middleware/TransformsRequest.php(21): Illuminate\Pipeline\Pipeline-&gt;Illuminate\Pipeline\{closure}()</text:p>
      <text:p text:style-name="P39"><text:soft-page-break/>#44 /home/eduardo/Desktop/e-store/backend/vendor/laravel/framework/src/Illuminate/Foundation/Http/Middleware/TrimStrings.php(51): Illuminate\Foundation\Http\Middleware\TransformsRequest-&gt;handle()</text:p>
      <text:p text:style-name="P39">#45 /home/eduardo/Desktop/e-store/backend/vendor/laravel/framework/src/Illuminate/Pipeline/Pipeline.php(183): Illuminate\Foundation\Http\Middleware\TrimStrings-&gt;handle()</text:p>
      <text:p text:style-name="P39">#46 /home/eduardo/Desktop/e-store/backend/vendor/laravel/framework/src/Illuminate/Http/Middleware/ValidatePostSize.php(27): Illuminate\Pipeline\Pipeline-&gt;Illuminate\Pipeline\{closure}()</text:p>
      <text:p text:style-name="P39">#47 /home/eduardo/Desktop/e-store/backend/vendor/laravel/framework/src/Illuminate/Pipeline/Pipeline.php(183): Illuminate\Http\Middleware\ValidatePostSize-&gt;handle()</text:p>
      <text:p text:style-name="P39">#48 /home/eduardo/Desktop/e-store/backend/vendor/laravel/framework/src/Illuminate/Foundation/Http/Middleware/PreventRequestsDuringMaintenance.php(110): Illuminate\Pipeline\Pipeline-&gt;Illuminate\Pipeline\{closure}()</text:p>
      <text:p text:style-name="P39">#49 /home/eduardo/Desktop/e-store/backend/vendor/laravel/framework/src/Illuminate/Pipeline/Pipeline.php(183): Illuminate\Foundation\Http\Middleware\PreventRequestsDuringMaintenance-&gt;handle()</text:p>
      <text:p text:style-name="P39">#50 /home/eduardo/Desktop/e-store/backend/vendor/laravel/framework/src/Illuminate/Http/Middleware/HandleCors.php(49): Illuminate\Pipeline\Pipeline-&gt;Illuminate\Pipeline\{closure}()</text:p>
      <text:p text:style-name="P39">#51 /home/eduardo/Desktop/e-store/backend/vendor/laravel/framework/src/Illuminate/Pipeline/Pipeline.php(183): Illuminate\Http\Middleware\HandleCors-&gt;handle()</text:p>
      <text:p text:style-name="P39">#52 /home/eduardo/Desktop/e-store/backend/vendor/laravel/framework/src/Illuminate/Http/Middleware/TrustProxies.php(58): Illuminate\Pipeline\Pipeline-&gt;Illuminate\Pipeline\{closure}()</text:p>
      <text:p text:style-name="P39">#53 /home/eduardo/Desktop/e-store/backend/vendor/laravel/framework/src/Illuminate/Pipeline/Pipeline.php(183): Illuminate\Http\Middleware\TrustProxies-&gt;handle()</text:p>
      <text:p text:style-name="P39">#54 /home/eduardo/Desktop/e-store/backend/vendor/laravel/framework/src/Illuminate/Foundation/Http/Middleware/InvokeDeferredCallbacks.php(22): Illuminate\Pipeline\Pipeline-&gt;Illuminate\Pipeline\{closure}()</text:p>
      <text:p text:style-name="P39">#55 /home/eduardo/Desktop/e-store/backend/vendor/laravel/framework/src/Illuminate/Pipeline/Pipeline.php(183): Illuminate\Foundation\Http\Middleware\InvokeDeferredCallbacks-&gt;handle()</text:p>
      <text:p text:style-name="P39">#56 /home/eduardo/Desktop/e-store/backend/vendor/laravel/framework/src/Illuminate/Pipeline/Pipeline.php(119): Illuminate\Pipeline\Pipeline-&gt;Illuminate\Pipeline\{closure}()</text:p>
      <text:p text:style-name="P39">#57 /home/eduardo/Desktop/e-store/backend/vendor/laravel/framework/src/Illuminate/Foundation/Http/Kernel.php(176): Illuminate\Pipeline\Pipeline-&gt;then()</text:p>
      <text:p text:style-name="P39">#58 /home/eduardo/Desktop/e-store/backend/vendor/laravel/framework/src/Illuminate/Foundation/Http/Kernel.php(145): Illuminate\Foundation\Http\Kernel-&gt;sendRequestThroughRouter()</text:p>
      <text:p text:style-name="P39">#59 /home/eduardo/Desktop/e-store/backend/vendor/laravel/framework/src/Illuminate/Foundation/Testing/Concerns/MakesHttpRequests.php(604): Illuminate\Foundation\Http\Kernel-&gt;handle()</text:p>
      <text:p text:style-name="P39">#60 /home/eduardo/Desktop/e-store/backend/vendor/laravel/framework/src/Illuminate/Foundation/Testing/Concerns/MakesHttpRequests.php(394): Illuminate\Foundation\Testing\TestCase-&gt;call()</text:p>
      <text:p text:style-name="P39">#61 /home/eduardo/Desktop/e-store/backend/tests/Feature/ProductTest.php(16): Illuminate\Foundation\Testing\TestCase-&gt;post()</text:p>
      <text:p text:style-name="P39">#62 /home/eduardo/Desktop/e-store/backend/vendor/phpunit/phpunit/src/Framework/TestCase.php(1234): Tests\Feature\ProductTest-&gt;testCreateProductWithValidData()</text:p>
      <text:p text:style-name="P39">#63 /home/eduardo/Desktop/e-store/backend/vendor/phpunit/phpunit/src/Framework/TestCase.php(515): PHPUnit\Framework\TestCase-&gt;runTest()</text:p>
      <text:p text:style-name="P39">#64 /home/eduardo/Desktop/e-store/backend/vendor/phpunit/phpunit/src/Framework/TestRunner/TestRunner.php(86): PHPUnit\Framework\TestCase-&gt;runBare()</text:p>
      <text:p text:style-name="P39">#65 /home/eduardo/Desktop/e-store/backend/vendor/phpunit/phpunit/src/Framework/TestCase.php(362): PHPUnit\Framework\TestRunner-&gt;run()</text:p>
      <text:p text:style-name="P39"><text:soft-page-break/>#66 /home/eduardo/Desktop/e-store/backend/vendor/phpunit/phpunit/src/Framework/TestSuite.php(394): PHPUnit\Framework\TestCase-&gt;run()</text:p>
      <text:p text:style-name="P39">#67 /home/eduardo/Desktop/e-store/backend/vendor/phpunit/phpunit/src/Framework/TestSuite.php(394): PHPUnit\Framework\TestSuite-&gt;run()</text:p>
      <text:p text:style-name="P39">#68 /home/eduardo/Desktop/e-store/backend/vendor/phpunit/phpunit/src/Framework/TestSuite.php(394): PHPUnit\Framework\TestSuite-&gt;run()</text:p>
      <text:p text:style-name="P39">#69 /home/eduardo/Desktop/e-store/backend/vendor/phpunit/phpunit/src/TextUI/TestRunner.php(64): PHPUnit\Framework\TestSuite-&gt;run()</text:p>
      <text:p text:style-name="P39">#70 /home/eduardo/Desktop/e-store/backend/vendor/phpunit/phpunit/src/TextUI/Application.php(207): PHPUnit\TextUI\TestRunner-&gt;run()</text:p>
      <text:p text:style-name="P39">#71 /home/eduardo/Desktop/e-store/backend/vendor/phpunit/phpunit/phpunit(104): PHPUnit\TextUI\Application-&gt;run()</text:p>
      <text:p text:style-name="P39">#72 {main}</text:p>
      <text:p text:style-name="P39"/>
      <text:p text:style-name="P39">----------------------------------------------------------------------------------</text:p>
      <text:p text:style-name="P39"/>
      <text:p text:style-name="P39">SQLSTATE[HY000]: General error: 1364 Field 'nome' doesn't have a default value (Connection: mariadb, SQL: insert into `produtos` (`updated_at`, `created_at`) values (2024-10-01 05:32:08, 2024-10-01 05:32:08))</text:p>
      <text:p text:style-name="P39"/>
      <text:p text:style-name="P39"><text:s text:c="2"/>at tests/Feature/ProductTest.php:23</text:p>
      <text:p text:style-name="P39"><text:s text:c="5"/>19▕ <text:s text:c="12"/>'description' =&gt; 'Descrição do Produto Teste',</text:p>
      <text:p text:style-name="P39"><text:s text:c="5"/>20▕ <text:s text:c="12"/>'stock' =&gt; 10,</text:p>
      <text:p text:style-name="P39"><text:s text:c="5"/>21▕ <text:s text:c="8"/>]);</text:p>
      <text:p text:style-name="P39"><text:s text:c="5"/>22▕ </text:p>
      <text:p text:style-name="P39"><text:s text:c="2"/>➜ <text:s/>23▕ <text:s text:c="8"/>$response-&gt;assertStatus(302); // redirecionamento após sucesso</text:p>
      <text:p text:style-name="P39"><text:s text:c="5"/>24▕ <text:s text:c="8"/>$this-&gt;assertDatabaseHas('produtos', ['name' =&gt; 'Produto Teste']);</text:p>
      <text:p text:style-name="P39"><text:s text:c="5"/>25▕ <text:s text:c="4"/>}</text:p>
      <text:p text:style-name="P39"><text:s text:c="5"/>26▕ </text:p>
      <text:p text:style-name="P39"><text:s text:c="5"/>27▕ <text:s text:c="4"/>public function testCreateProductWithInvalidData()</text:p>
      <text:p text:style-name="P39"/>
      <text:p text:style-name="P39"><text:s text:c="2"/>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 <text:s/></text:p>
      <text:p text:style-name="P39"><text:s text:c="3"/>FAILED <text:s/>Tests\Feature\ProductTest &gt; edit product <text:s text:c="112"/>Error <text:s text:c="2"/></text:p>
      <text:p text:style-name="P39"><text:s text:c="2"/>Class "Database\Factories\ProdutoFactory" not found</text:p>
      <text:p text:style-name="P39"/>
      <text:p text:style-name="P39"><text:s text:c="2"/>at vendor/laravel/framework/src/Illuminate/Database/Eloquent/Factories/Factory.php:833</text:p>
      <text:p text:style-name="P39"><text:s text:c="4"/>829▕ <text:s text:c="4"/>public static function factoryForModel(string $modelName)</text:p>
      <text:p text:style-name="P39"><text:s text:c="4"/>830▕ <text:s text:c="4"/>{</text:p>
      <text:p text:style-name="P39"><text:s text:c="4"/>831▕ <text:s text:c="8"/>$factory = static::resolveFactoryName($modelName);</text:p>
      <text:p text:style-name="P39"><text:s text:c="4"/>832▕ </text:p>
      <text:p text:style-name="P39"><text:s text:c="2"/>➜ 833▕ <text:s text:c="8"/>return $factory::new();</text:p>
      <text:p text:style-name="P39"><text:s text:c="4"/>834▕ <text:s text:c="4"/>}</text:p>
      <text:p text:style-name="P39"><text:s text:c="4"/>835▕ </text:p>
      <text:p text:style-name="P39"><text:s text:c="4"/>836▕ <text:s text:c="4"/>/**</text:p>
      <text:p text:style-name="P39"><text:s text:c="4"/>837▕ <text:s text:c="5"/>* Specify the callback that should be invoked to guess factory names based on dynamic relationship names.</text:p>
      <text:p text:style-name="P39"/>
      <text:p text:style-name="P39"><text:s text:c="6"/>+2 vendor frames </text:p>
      <text:p text:style-name="P39"><text:soft-page-break/><text:s text:c="2"/>3 <text:s text:c="2"/>tests/Feature/ProductTest.php:40</text:p>
      <text:p text:style-name="P39"/>
      <text:p text:style-name="P39"><text:s text:c="2"/>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 <text:s/></text:p>
      <text:p text:style-name="P39"><text:s text:c="3"/>FAILED <text:s/>Tests\Feature\ProductTest &gt; delete product <text:s text:c="110"/>Error <text:s text:c="2"/></text:p>
      <text:p text:style-name="P39"><text:s text:c="2"/>Class "Database\Factories\ProdutoFactory" not found</text:p>
      <text:p text:style-name="P39"/>
      <text:p text:style-name="P39"><text:s text:c="2"/>at vendor/laravel/framework/src/Illuminate/Database/Eloquent/Factories/Factory.php:833</text:p>
      <text:p text:style-name="P39"><text:s text:c="4"/>829▕ <text:s text:c="4"/>public static function factoryForModel(string $modelName)</text:p>
      <text:p text:style-name="P39"><text:s text:c="4"/>830▕ <text:s text:c="4"/>{</text:p>
      <text:p text:style-name="P39"><text:s text:c="4"/>831▕ <text:s text:c="8"/>$factory = static::resolveFactoryName($modelName);</text:p>
      <text:p text:style-name="P39"><text:s text:c="4"/>832▕ </text:p>
      <text:p text:style-name="P39"><text:s text:c="2"/>➜ 833▕ <text:s text:c="8"/>return $factory::new();</text:p>
      <text:p text:style-name="P39"><text:s text:c="4"/>834▕ <text:s text:c="4"/>}</text:p>
      <text:p text:style-name="P39"><text:s text:c="4"/>835▕ </text:p>
      <text:p text:style-name="P39"><text:s text:c="4"/>836▕ <text:s text:c="4"/>/**</text:p>
      <text:p text:style-name="P39"><text:s text:c="4"/>837▕ <text:s text:c="5"/>* Specify the callback that should be invoked to guess factory names based on dynamic relationship names.</text:p>
      <text:p text:style-name="P39"/>
      <text:p text:style-name="P39"><text:s text:c="6"/>+2 vendor frames </text:p>
      <text:p text:style-name="P39"><text:s text:c="2"/>3 <text:s text:c="2"/>tests/Feature/ProductTest.php:54</text:p>
      <text:p text:style-name="P39"/>
      <text:p text:style-name="P39"><text:s text:c="2"/>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 <text:s/></text:p>
      <text:p text:style-name="P39"><text:s text:c="3"/>FAILED <text:s/>Tests\Feature\ProductTest &gt; product listing <text:s text:c="109"/>Error <text:s text:c="2"/></text:p>
      <text:p text:style-name="P39"><text:s text:c="2"/>Class "Database\Factories\ProdutoFactory" not found</text:p>
      <text:p text:style-name="P39"/>
      <text:p text:style-name="P39"><text:s text:c="2"/>at vendor/laravel/framework/src/Illuminate/Database/Eloquent/Factories/Factory.php:833</text:p>
      <text:p text:style-name="P39"><text:s text:c="4"/>829▕ <text:s text:c="4"/>public static function factoryForModel(string $modelName)</text:p>
      <text:p text:style-name="P39"><text:s text:c="4"/>830▕ <text:s text:c="4"/>{</text:p>
      <text:p text:style-name="P39"><text:s text:c="4"/>831▕ <text:s text:c="8"/>$factory = static::resolveFactoryName($modelName);</text:p>
      <text:p text:style-name="P39"><text:s text:c="4"/>832▕ </text:p>
      <text:p text:style-name="P39"><text:s text:c="2"/>➜ 833▕ <text:s text:c="8"/>return $factory::new();</text:p>
      <text:p text:style-name="P39"><text:s text:c="4"/>834▕ <text:s text:c="4"/>}</text:p>
      <text:p text:style-name="P39"><text:s text:c="4"/>835▕ </text:p>
      <text:p text:style-name="P39"><text:s text:c="4"/>836▕ <text:s text:c="4"/>/**</text:p>
      <text:p text:style-name="P39"><text:s text:c="4"/>837▕ <text:s text:c="5"/>* Specify the callback that should be invoked to guess factory names based on dynamic relationship names.</text:p>
      <text:p text:style-name="P39"/>
      <text:p text:style-name="P39"><text:s text:c="6"/>+2 vendor frames </text:p>
      <text:p text:style-name="P39"><text:s text:c="2"/>3 <text:s text:c="2"/>tests/Feature/ProductTest.php:75</text:p>
      <text:p text:style-name="P39"/>
      <text:p text:style-name="P39"><text:s text:c="2"/>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 <text:s/></text:p>
      <text:p text:style-name="P39"><text:soft-page-break/><text:s text:c="3"/>FAILED <text:s/>Tests\Feature\ProductTest &gt; product pagination <text:s text:c="106"/>Error <text:s text:c="2"/></text:p>
      <text:p text:style-name="P39"><text:s text:c="2"/>Class "Database\Factories\ProdutoFactory" not found</text:p>
      <text:p text:style-name="P39"/>
      <text:p text:style-name="P39"><text:s text:c="2"/>at vendor/laravel/framework/src/Illuminate/Database/Eloquent/Factories/Factory.php:833</text:p>
      <text:p text:style-name="P39"><text:s text:c="4"/>829▕ <text:s text:c="4"/>public static function factoryForModel(string $modelName)</text:p>
      <text:p text:style-name="P39"><text:s text:c="4"/>830▕ <text:s text:c="4"/>{</text:p>
      <text:p text:style-name="P39"><text:s text:c="4"/>831▕ <text:s text:c="8"/>$factory = static::resolveFactoryName($modelName);</text:p>
      <text:p text:style-name="P39"><text:s text:c="4"/>832▕ </text:p>
      <text:p text:style-name="P39"><text:s text:c="2"/>➜ 833▕ <text:s text:c="8"/>return $factory::new();</text:p>
      <text:p text:style-name="P39"><text:s text:c="4"/>834▕ <text:s text:c="4"/>}</text:p>
      <text:p text:style-name="P39"><text:s text:c="4"/>835▕ </text:p>
      <text:p text:style-name="P39"><text:s text:c="4"/>836▕ <text:s text:c="4"/>/**</text:p>
      <text:p text:style-name="P39"><text:s text:c="4"/>837▕ <text:s text:c="5"/>* Specify the callback that should be invoked to guess factory names based on dynamic relationship names.</text:p>
      <text:p text:style-name="P39"/>
      <text:p text:style-name="P39"><text:s text:c="6"/>+2 vendor frames </text:p>
      <text:p text:style-name="P39"><text:s text:c="2"/>3 <text:s text:c="2"/>tests/Feature/ProductTest.php:86</text:p>
      <text:p text:style-name="P39"/>
      <text:p text:style-name="P39"><text:s text:c="2"/>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 <text:s/></text:p>
      <text:p text:style-name="P39"><text:s text:c="3"/>FAILED <text:s/>Tests\Feature\ProductTest &gt; product search <text:s text:c="110"/>Error <text:s text:c="2"/></text:p>
      <text:p text:style-name="P39"><text:s text:c="2"/>Class "Database\Factories\ProdutoFactory" not found</text:p>
      <text:p text:style-name="P39"/>
      <text:p text:style-name="P39"><text:s text:c="2"/>at vendor/laravel/framework/src/Illuminate/Database/Eloquent/Factories/Factory.php:833</text:p>
      <text:p text:style-name="P39"><text:s text:c="4"/>829▕ <text:s text:c="4"/>public static function factoryForModel(string $modelName)</text:p>
      <text:p text:style-name="P39"><text:s text:c="4"/>830▕ <text:s text:c="4"/>{</text:p>
      <text:p text:style-name="P39"><text:s text:c="4"/>831▕ <text:s text:c="8"/>$factory = static::resolveFactoryName($modelName);</text:p>
      <text:p text:style-name="P39"><text:s text:c="4"/>832▕ </text:p>
      <text:p text:style-name="P39"><text:s text:c="2"/>➜ 833▕ <text:s text:c="8"/>return $factory::new();</text:p>
      <text:p text:style-name="P39"><text:s text:c="4"/>834▕ <text:s text:c="4"/>}</text:p>
      <text:p text:style-name="P39"><text:s text:c="4"/>835▕ </text:p>
      <text:p text:style-name="P39"><text:s text:c="4"/>836▕ <text:s text:c="4"/>/**</text:p>
      <text:p text:style-name="P39"><text:s text:c="4"/>837▕ <text:s text:c="5"/>* Specify the callback that should be invoked to guess factory names based on dynamic relationship names.</text:p>
      <text:p text:style-name="P39"/>
      <text:p text:style-name="P39"><text:s text:c="6"/>+2 vendor frames </text:p>
      <text:p text:style-name="P39"><text:s text:c="2"/>3 <text:s text:c="2"/>tests/Feature/ProductTest.php:96</text:p>
      <text:p text:style-name="P39"/>
      <text:p text:style-name="P39"/>
      <text:p text:style-name="P39"><text:s text:c="2"/>Tests: <text:s text:c="3"/>6 failed, 4 passed (11 assertions)</text:p>
      <text:p text:style-name="P39"><text:s text:c="2"/>Duration: 9.25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Tahoma" style:font-family-asian="Tahoma" style:font-family-generic-asian="system" style:font-pitch-asian="variable" style:font-size-asian="7pt" style:font-weight-asian="bold" style:font-name-complex="Mangal1" style:font-family-complex="Mangal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Mangal1" style:font-family-complex="Mang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9:59:17.552271228</meta:creation-date>
    <dc:date>2024-10-02T23:55:07.393597364</dc:date>
    <meta:editing-duration>PT9H50M41S</meta:editing-duration>
    <meta:editing-cycles>26</meta:editing-cycles>
    <meta:generator>LibreOffice/24.2.5.2$Linux_X86_64 LibreOffice_project/bffef4ea93e59bebbeaf7f431bb02b1a39ee8a59</meta:generator>
    <meta:document-statistic meta:table-count="0" meta:image-count="0" meta:object-count="0" meta:page-count="25" meta:paragraph-count="767" meta:word-count="3846" meta:character-count="53989" meta:non-whitespace-character-count="47748"/>
  </office:meta>
</office:document-meta>
</file>